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1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1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1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1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1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1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1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1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1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1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1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1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1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02in" svg:x="0in" svg:y="0.1622in">
              <draw:object draw:notify-on-update-of-ranges="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08in" svg:x="0.878in" svg:y="0.1673in">
              <draw:object draw:notify-on-update-of-ranges="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583in" svg:x="0.878in" svg:y="0.0366in">
              <draw:object draw:notify-on-update-of-ranges="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846in" svg:x="0.0051in" svg:y="0.1126in">
              <draw:object draw:notify-on-update-of-ranges="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5949in" svg:x="0.8717in" svg:y="0.1433in">
              <draw:object draw:notify-on-update-of-ranges="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705in" draw:z-index="5" draw:style-name="gr1" svg:width="8.0079in" svg:height="3.552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39" table:end-x="0.8343in" table:end-y="0.1189in" draw:z-index="6" draw:style-name="gr1" svg:width="7.9744in" svg:height="3.824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5941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  <table:table table:name="Sheet7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FastReadWriteMutex tps</text:p>
          </table:table-cell>
          <table:table-cell/>
          <table:table-cell office:value-type="string">
            <text:p>CohortReadWriteMutex rps</text:p>
          </table:table-cell>
          <table:table-cell office:value-type="string">
            <text:p>SlimReadWriteLock rps</text:p>
          </table:table-cell>
          <table:table-cell office:value-type="string">
            <text:p>UltraFastReadWriteMutex rps</text:p>
          </table:table-cell>
          <table:table-cell/>
          <table:table-cell office:value-type="string">
            <text:p>CohortReadWriteMutex wps</text:p>
          </table:table-cell>
          <table:table-cell office:value-type="string">
            <text:p>SlimReadWriteLock wps</text:p>
          </table:table-cell>
          <table:table-cell office:value-type="string">
            <text:p>UltraFastReadWriteMutex wps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199534462">
            <text:p>199534462</text:p>
          </table:table-cell>
          <table:table-cell/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199534462">
            <text:p>199534462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6462952">
            <text:p>316462952</text:p>
          </table:table-cell>
          <table:table-cell/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6462952">
            <text:p>316462952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395340530">
            <text:p>395340530</text:p>
          </table:table-cell>
          <table:table-cell/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395340530">
            <text:p>39534053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491809978">
            <text:p>491809978</text:p>
          </table:table-cell>
          <table:table-cell/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491809978">
            <text:p>491809978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570127050">
            <text:p>570127050</text:p>
          </table:table-cell>
          <table:table-cell/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570127050">
            <text:p>57012705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646501590">
            <text:p>646501590</text:p>
          </table:table-cell>
          <table:table-cell/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646501590">
            <text:p>64650159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703928044">
            <text:p>703928044</text:p>
          </table:table-cell>
          <table:table-cell/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703928044">
            <text:p>703928044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783362428">
            <text:p>783362428</text:p>
          </table:table-cell>
          <table:table-cell/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783362428">
            <text:p>783362428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>
            <draw:frame table:end-cell-address="Sheet7.V36" table:end-x="0.8228in" table:end-y="0.1303in" draw:z-index="0" draw:style-name="gr1" svg:width="6.9906in" svg:height="4.3839in" svg:x="0.0555in" svg:y="0.0138in">
              <draw:object draw:notify-on-update-of-ranges="Sheet7.K3:Sheet7.K3 Sheet7.K16:Sheet7.K27 Sheet7.L3:Sheet7.L3 Sheet7.L16:Sheet7.L27 Sheet7.M3:Sheet7.M3 Sheet7.M16:Sheet7.M2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782833800">
            <text:p>782833800</text:p>
          </table:table-cell>
          <table:table-cell/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782833800">
            <text:p>78283380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820796128">
            <text:p>820796128</text:p>
          </table:table-cell>
          <table:table-cell/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820796128">
            <text:p>820796128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785232526">
            <text:p>785232526</text:p>
          </table:table-cell>
          <table:table-cell/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785232526">
            <text:p>785232526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8032">
            <text:p>268803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8032">
            <text:p>26880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6752418">
            <text:p>16752418</text:p>
          </table:table-cell>
          <table:table-cell/>
          <table:table-cell office:value-type="float" office:value="20140815.5">
            <text:p>20140815.5</text:p>
          </table:table-cell>
          <table:table-cell office:value-type="float" office:value="14693526">
            <text:p>14693526</text:p>
          </table:table-cell>
          <table:table-cell office:value-type="float" office:value="15707378">
            <text:p>15707378</text:p>
          </table:table-cell>
          <table:table-cell/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1045040">
            <text:p>104504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20309900">
            <text:p>20309900</text:p>
          </table:table-cell>
          <table:table-cell/>
          <table:table-cell office:value-type="float" office:value="36354350">
            <text:p>36354350</text:p>
          </table:table-cell>
          <table:table-cell office:value-type="float" office:value="21280996">
            <text:p>21280996</text:p>
          </table:table-cell>
          <table:table-cell office:value-type="float" office:value="19355780">
            <text:p>19355780</text:p>
          </table:table-cell>
          <table:table-cell/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954120">
            <text:p>9541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51210736">
            <text:p>51210736</text:p>
          </table:table-cell>
          <table:table-cell/>
          <table:table-cell office:value-type="float" office:value="103377849">
            <text:p>103377849</text:p>
          </table:table-cell>
          <table:table-cell office:value-type="float" office:value="17292476">
            <text:p>17292476</text:p>
          </table:table-cell>
          <table:table-cell office:value-type="float" office:value="50684634">
            <text:p>50684634</text:p>
          </table:table-cell>
          <table:table-cell/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26102">
            <text:p>52610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58703328">
            <text:p>58703328</text:p>
          </table:table-cell>
          <table:table-cell/>
          <table:table-cell office:value-type="float" office:value="133837714.5">
            <text:p>133837714.5</text:p>
          </table:table-cell>
          <table:table-cell office:value-type="float" office:value="14172722">
            <text:p>14172722</text:p>
          </table:table-cell>
          <table:table-cell office:value-type="float" office:value="58239440">
            <text:p>58239440</text:p>
          </table:table-cell>
          <table:table-cell/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463888">
            <text:p>46388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101683022">
            <text:p>101683022</text:p>
          </table:table-cell>
          <table:table-cell/>
          <table:table-cell office:value-type="float" office:value="161564015.5">
            <text:p>161564015.5</text:p>
          </table:table-cell>
          <table:table-cell office:value-type="float" office:value="13083794">
            <text:p>13083794</text:p>
          </table:table-cell>
          <table:table-cell office:value-type="float" office:value="101358996">
            <text:p>101358996</text:p>
          </table:table-cell>
          <table:table-cell/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324026">
            <text:p>32402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0337860">
            <text:p>120337860</text:p>
          </table:table-cell>
          <table:table-cell/>
          <table:table-cell office:value-type="float" office:value="226805903.5">
            <text:p>226805903.5</text:p>
          </table:table-cell>
          <table:table-cell office:value-type="float" office:value="12548254">
            <text:p>12548254</text:p>
          </table:table-cell>
          <table:table-cell office:value-type="float" office:value="120124374">
            <text:p>120124374</text:p>
          </table:table-cell>
          <table:table-cell/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13486">
            <text:p>21348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185936394">
            <text:p>185936394</text:p>
          </table:table-cell>
          <table:table-cell/>
          <table:table-cell office:value-type="float" office:value="281576573.5">
            <text:p>281576573.5</text:p>
          </table:table-cell>
          <table:table-cell office:value-type="float" office:value="13483042">
            <text:p>13483042</text:p>
          </table:table-cell>
          <table:table-cell office:value-type="float" office:value="185762774">
            <text:p>185762774</text:p>
          </table:table-cell>
          <table:table-cell/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173620">
            <text:p>17362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363373882">
            <text:p>363373882</text:p>
          </table:table-cell>
          <table:table-cell/>
          <table:table-cell office:value-type="float" office:value="637561569.5">
            <text:p>637561569.5</text:p>
          </table:table-cell>
          <table:table-cell office:value-type="float" office:value="12469698">
            <text:p>12469698</text:p>
          </table:table-cell>
          <table:table-cell office:value-type="float" office:value="363267494">
            <text:p>363267494</text:p>
          </table:table-cell>
          <table:table-cell/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106388">
            <text:p>10638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441546552">
            <text:p>441546552</text:p>
          </table:table-cell>
          <table:table-cell/>
          <table:table-cell office:value-type="float" office:value="417141375.5">
            <text:p>417141375.5</text:p>
          </table:table-cell>
          <table:table-cell office:value-type="float" office:value="13705670">
            <text:p>13705670</text:p>
          </table:table-cell>
          <table:table-cell office:value-type="float" office:value="441458448">
            <text:p>441458448</text:p>
          </table:table-cell>
          <table:table-cell/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88104">
            <text:p>8810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394416868">
            <text:p>394416868</text:p>
          </table:table-cell>
          <table:table-cell/>
          <table:table-cell office:value-type="float" office:value="441913532.5">
            <text:p>441913532.5</text:p>
          </table:table-cell>
          <table:table-cell office:value-type="float" office:value="13555158">
            <text:p>13555158</text:p>
          </table:table-cell>
          <table:table-cell office:value-type="float" office:value="394319518">
            <text:p>394319518</text:p>
          </table:table-cell>
          <table:table-cell/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97350">
            <text:p>973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461099326">
            <text:p>461099326</text:p>
          </table:table-cell>
          <table:table-cell/>
          <table:table-cell office:value-type="float" office:value="405768737">
            <text:p>405768737</text:p>
          </table:table-cell>
          <table:table-cell office:value-type="float" office:value="11073856">
            <text:p>11073856</text:p>
          </table:table-cell>
          <table:table-cell office:value-type="float" office:value="461011406">
            <text:p>461011406</text:p>
          </table:table-cell>
          <table:table-cell/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87920">
            <text:p>8792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1265582">
            <text:p>126558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1265582">
            <text:p>126558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077945.5">
            <text:p>27077945.5</text:p>
          </table:table-cell>
          <table:table-cell office:value-type="float" office:value="28414554">
            <text:p>28414554</text:p>
          </table:table-cell>
          <table:table-cell office:value-type="float" office:value="13765770">
            <text:p>13765770</text:p>
          </table:table-cell>
          <table:table-cell/>
          <table:table-cell office:value-type="float" office:value="17434431.5">
            <text:p>17434431.5</text:p>
          </table:table-cell>
          <table:table-cell office:value-type="float" office:value="10581154">
            <text:p>10581154</text:p>
          </table:table-cell>
          <table:table-cell office:value-type="float" office:value="12728224">
            <text:p>12728224</text:p>
          </table:table-cell>
          <table:table-cell/>
          <table:table-cell office:value-type="float" office:value="9643514">
            <text:p>9643514</text:p>
          </table:table-cell>
          <table:table-cell office:value-type="float" office:value="17833400">
            <text:p>17833400</text:p>
          </table:table-cell>
          <table:table-cell office:value-type="float" office:value="1037546">
            <text:p>10375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1274124.5">
            <text:p>31274124.5</text:p>
          </table:table-cell>
          <table:table-cell office:value-type="float" office:value="23958982">
            <text:p>23958982</text:p>
          </table:table-cell>
          <table:table-cell office:value-type="float" office:value="47166948">
            <text:p>47166948</text:p>
          </table:table-cell>
          <table:table-cell/>
          <table:table-cell office:value-type="float" office:value="25595820">
            <text:p>25595820</text:p>
          </table:table-cell>
          <table:table-cell office:value-type="float" office:value="16844718">
            <text:p>16844718</text:p>
          </table:table-cell>
          <table:table-cell office:value-type="float" office:value="46685900">
            <text:p>46685900</text:p>
          </table:table-cell>
          <table:table-cell/>
          <table:table-cell office:value-type="float" office:value="5678304.5">
            <text:p>5678304.5</text:p>
          </table:table-cell>
          <table:table-cell office:value-type="float" office:value="7114264">
            <text:p>7114264</text:p>
          </table:table-cell>
          <table:table-cell office:value-type="float" office:value="481048">
            <text:p>48104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716266">
            <text:p>64716266</text:p>
          </table:table-cell>
          <table:table-cell office:value-type="float" office:value="22474458">
            <text:p>22474458</text:p>
          </table:table-cell>
          <table:table-cell office:value-type="float" office:value="53685622">
            <text:p>53685622</text:p>
          </table:table-cell>
          <table:table-cell/>
          <table:table-cell office:value-type="float" office:value="60031413">
            <text:p>60031413</text:p>
          </table:table-cell>
          <table:table-cell office:value-type="float" office:value="14868466">
            <text:p>14868466</text:p>
          </table:table-cell>
          <table:table-cell office:value-type="float" office:value="53345868">
            <text:p>53345868</text:p>
          </table:table-cell>
          <table:table-cell/>
          <table:table-cell office:value-type="float" office:value="4684853">
            <text:p>4684853</text:p>
          </table:table-cell>
          <table:table-cell office:value-type="float" office:value="7605992">
            <text:p>7605992</text:p>
          </table:table-cell>
          <table:table-cell office:value-type="float" office:value="339754">
            <text:p>33975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251081.5">
            <text:p>73251081.5</text:p>
          </table:table-cell>
          <table:table-cell office:value-type="float" office:value="22195472">
            <text:p>22195472</text:p>
          </table:table-cell>
          <table:table-cell office:value-type="float" office:value="83664106">
            <text:p>83664106</text:p>
          </table:table-cell>
          <table:table-cell/>
          <table:table-cell office:value-type="float" office:value="68051391">
            <text:p>68051391</text:p>
          </table:table-cell>
          <table:table-cell office:value-type="float" office:value="14185356">
            <text:p>14185356</text:p>
          </table:table-cell>
          <table:table-cell office:value-type="float" office:value="83358518">
            <text:p>83358518</text:p>
          </table:table-cell>
          <table:table-cell/>
          <table:table-cell office:value-type="float" office:value="5199690.5">
            <text:p>5199690.5</text:p>
          </table:table-cell>
          <table:table-cell office:value-type="float" office:value="8010116">
            <text:p>8010116</text:p>
          </table:table-cell>
          <table:table-cell office:value-type="float" office:value="305588">
            <text:p>30558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0901696">
            <text:p>150901696</text:p>
          </table:table-cell>
          <table:table-cell office:value-type="float" office:value="20843980">
            <text:p>20843980</text:p>
          </table:table-cell>
          <table:table-cell office:value-type="float" office:value="101723776">
            <text:p>101723776</text:p>
          </table:table-cell>
          <table:table-cell/>
          <table:table-cell office:value-type="float" office:value="146766058">
            <text:p>146766058</text:p>
          </table:table-cell>
          <table:table-cell office:value-type="float" office:value="14918098">
            <text:p>14918098</text:p>
          </table:table-cell>
          <table:table-cell office:value-type="float" office:value="101523212">
            <text:p>101523212</text:p>
          </table:table-cell>
          <table:table-cell/>
          <table:table-cell office:value-type="float" office:value="4135638">
            <text:p>4135638</text:p>
          </table:table-cell>
          <table:table-cell office:value-type="float" office:value="5925882">
            <text:p>5925882</text:p>
          </table:table-cell>
          <table:table-cell office:value-type="float" office:value="200564">
            <text:p>2005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8095060.5">
            <text:p>118095060.5</text:p>
          </table:table-cell>
          <table:table-cell office:value-type="float" office:value="16453788">
            <text:p>16453788</text:p>
          </table:table-cell>
          <table:table-cell office:value-type="float" office:value="122259606">
            <text:p>122259606</text:p>
          </table:table-cell>
          <table:table-cell/>
          <table:table-cell office:value-type="float" office:value="114267152.5">
            <text:p>114267152.5</text:p>
          </table:table-cell>
          <table:table-cell office:value-type="float" office:value="14424062">
            <text:p>14424062</text:p>
          </table:table-cell>
          <table:table-cell office:value-type="float" office:value="122092674">
            <text:p>122092674</text:p>
          </table:table-cell>
          <table:table-cell/>
          <table:table-cell office:value-type="float" office:value="3827908">
            <text:p>3827908</text:p>
          </table:table-cell>
          <table:table-cell office:value-type="float" office:value="2029726">
            <text:p>2029726</text:p>
          </table:table-cell>
          <table:table-cell office:value-type="float" office:value="166932">
            <text:p>16693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0793934">
            <text:p>220793934</text:p>
          </table:table-cell>
          <table:table-cell office:value-type="float" office:value="17740706">
            <text:p>17740706</text:p>
          </table:table-cell>
          <table:table-cell office:value-type="float" office:value="170485696">
            <text:p>170485696</text:p>
          </table:table-cell>
          <table:table-cell/>
          <table:table-cell office:value-type="float" office:value="217669095.5">
            <text:p>217669095.5</text:p>
          </table:table-cell>
          <table:table-cell office:value-type="float" office:value="15579332">
            <text:p>15579332</text:p>
          </table:table-cell>
          <table:table-cell office:value-type="float" office:value="170349648">
            <text:p>170349648</text:p>
          </table:table-cell>
          <table:table-cell/>
          <table:table-cell office:value-type="float" office:value="3124838.5">
            <text:p>3124838.5</text:p>
          </table:table-cell>
          <table:table-cell office:value-type="float" office:value="2161374">
            <text:p>2161374</text:p>
          </table:table-cell>
          <table:table-cell office:value-type="float" office:value="136048">
            <text:p>13604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81791721">
            <text:p>581791721</text:p>
          </table:table-cell>
          <table:table-cell office:value-type="float" office:value="14344128">
            <text:p>14344128</text:p>
          </table:table-cell>
          <table:table-cell office:value-type="float" office:value="267384896">
            <text:p>267384896</text:p>
          </table:table-cell>
          <table:table-cell/>
          <table:table-cell office:value-type="float" office:value="581782516.5">
            <text:p>581782516.5</text:p>
          </table:table-cell>
          <table:table-cell office:value-type="float" office:value="13473408">
            <text:p>13473408</text:p>
          </table:table-cell>
          <table:table-cell office:value-type="float" office:value="267264040">
            <text:p>267264040</text:p>
          </table:table-cell>
          <table:table-cell/>
          <table:table-cell office:value-type="float" office:value="9204.5">
            <text:p>9204.5</text:p>
          </table:table-cell>
          <table:table-cell office:value-type="float" office:value="870720">
            <text:p>870720</text:p>
          </table:table-cell>
          <table:table-cell office:value-type="float" office:value="120856">
            <text:p>12085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89940287">
            <text:p>389940287</text:p>
          </table:table-cell>
          <table:table-cell office:value-type="float" office:value="14957888">
            <text:p>14957888</text:p>
          </table:table-cell>
          <table:table-cell office:value-type="float" office:value="395846862">
            <text:p>395846862</text:p>
          </table:table-cell>
          <table:table-cell/>
          <table:table-cell office:value-type="float" office:value="389933777.5">
            <text:p>389933777.5</text:p>
          </table:table-cell>
          <table:table-cell office:value-type="float" office:value="13802448">
            <text:p>13802448</text:p>
          </table:table-cell>
          <table:table-cell office:value-type="float" office:value="395757482">
            <text:p>395757482</text:p>
          </table:table-cell>
          <table:table-cell/>
          <table:table-cell office:value-type="float" office:value="6509.5">
            <text:p>6509.5</text:p>
          </table:table-cell>
          <table:table-cell office:value-type="float" office:value="1155440">
            <text:p>1155440</text:p>
          </table:table-cell>
          <table:table-cell office:value-type="float" office:value="89380">
            <text:p>8938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7066122.5">
            <text:p>417066122.5</text:p>
          </table:table-cell>
          <table:table-cell office:value-type="float" office:value="14777958">
            <text:p>14777958</text:p>
          </table:table-cell>
          <table:table-cell office:value-type="float" office:value="457941150">
            <text:p>457941150</text:p>
          </table:table-cell>
          <table:table-cell/>
          <table:table-cell office:value-type="float" office:value="417061398.5">
            <text:p>417061398.5</text:p>
          </table:table-cell>
          <table:table-cell office:value-type="float" office:value="12857680">
            <text:p>12857680</text:p>
          </table:table-cell>
          <table:table-cell office:value-type="float" office:value="457863044">
            <text:p>457863044</text:p>
          </table:table-cell>
          <table:table-cell/>
          <table:table-cell office:value-type="float" office:value="4724">
            <text:p>4724</text:p>
          </table:table-cell>
          <table:table-cell office:value-type="float" office:value="1920278">
            <text:p>1920278</text:p>
          </table:table-cell>
          <table:table-cell office:value-type="float" office:value="78106">
            <text:p>7810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02719375">
            <text:p>402719375</text:p>
          </table:table-cell>
          <table:table-cell office:value-type="float" office:value="14526338">
            <text:p>14526338</text:p>
          </table:table-cell>
          <table:table-cell office:value-type="float" office:value="480475256">
            <text:p>480475256</text:p>
          </table:table-cell>
          <table:table-cell/>
          <table:table-cell office:value-type="float" office:value="402715345.5">
            <text:p>402715345.5</text:p>
          </table:table-cell>
          <table:table-cell office:value-type="float" office:value="13233138">
            <text:p>13233138</text:p>
          </table:table-cell>
          <table:table-cell office:value-type="float" office:value="480407372">
            <text:p>480407372</text:p>
          </table:table-cell>
          <table:table-cell/>
          <table:table-cell office:value-type="float" office:value="4029.5">
            <text:p>4029.5</text:p>
          </table:table-cell>
          <table:table-cell office:value-type="float" office:value="1293200">
            <text:p>1293200</text:p>
          </table:table-cell>
          <table:table-cell office:value-type="float" office:value="67884">
            <text:p>6788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443578">
            <text:p>1443578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443578">
            <text:p>144357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099655">
            <text:p>22099655</text:p>
          </table:table-cell>
          <table:table-cell office:value-type="float" office:value="26771818">
            <text:p>26771818</text:p>
          </table:table-cell>
          <table:table-cell office:value-type="float" office:value="12086012">
            <text:p>12086012</text:p>
          </table:table-cell>
          <table:table-cell/>
          <table:table-cell office:value-type="float" office:value="10183042">
            <text:p>10183042</text:p>
          </table:table-cell>
          <table:table-cell office:value-type="float" office:value="6320172">
            <text:p>6320172</text:p>
          </table:table-cell>
          <table:table-cell office:value-type="float" office:value="11284724">
            <text:p>11284724</text:p>
          </table:table-cell>
          <table:table-cell/>
          <table:table-cell office:value-type="float" office:value="11916613">
            <text:p>11916613</text:p>
          </table:table-cell>
          <table:table-cell office:value-type="float" office:value="20451646">
            <text:p>20451646</text:p>
          </table:table-cell>
          <table:table-cell office:value-type="float" office:value="801288">
            <text:p>80128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3904683">
            <text:p>43904683</text:p>
          </table:table-cell>
          <table:table-cell office:value-type="float" office:value="24895984">
            <text:p>24895984</text:p>
          </table:table-cell>
          <table:table-cell office:value-type="float" office:value="52078824">
            <text:p>52078824</text:p>
          </table:table-cell>
          <table:table-cell/>
          <table:table-cell office:value-type="float" office:value="33750164">
            <text:p>33750164</text:p>
          </table:table-cell>
          <table:table-cell office:value-type="float" office:value="11647140">
            <text:p>11647140</text:p>
          </table:table-cell>
          <table:table-cell office:value-type="float" office:value="51570298">
            <text:p>51570298</text:p>
          </table:table-cell>
          <table:table-cell/>
          <table:table-cell office:value-type="float" office:value="10154519">
            <text:p>10154519</text:p>
          </table:table-cell>
          <table:table-cell office:value-type="float" office:value="13248844">
            <text:p>13248844</text:p>
          </table:table-cell>
          <table:table-cell office:value-type="float" office:value="508526">
            <text:p>5085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71758886">
            <text:p>71758886</text:p>
          </table:table-cell>
          <table:table-cell office:value-type="float" office:value="22882404">
            <text:p>22882404</text:p>
          </table:table-cell>
          <table:table-cell office:value-type="float" office:value="52882712">
            <text:p>52882712</text:p>
          </table:table-cell>
          <table:table-cell/>
          <table:table-cell office:value-type="float" office:value="65573905.5">
            <text:p>65573905.5</text:p>
          </table:table-cell>
          <table:table-cell office:value-type="float" office:value="12015878">
            <text:p>12015878</text:p>
          </table:table-cell>
          <table:table-cell office:value-type="float" office:value="52549136">
            <text:p>52549136</text:p>
          </table:table-cell>
          <table:table-cell/>
          <table:table-cell office:value-type="float" office:value="6184980.5">
            <text:p>6184980.5</text:p>
          </table:table-cell>
          <table:table-cell office:value-type="float" office:value="10866526">
            <text:p>10866526</text:p>
          </table:table-cell>
          <table:table-cell office:value-type="float" office:value="333576">
            <text:p>33357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9609028.5">
            <text:p>179609028.5</text:p>
          </table:table-cell>
          <table:table-cell office:value-type="float" office:value="22506342">
            <text:p>22506342</text:p>
          </table:table-cell>
          <table:table-cell office:value-type="float" office:value="68858670">
            <text:p>68858670</text:p>
          </table:table-cell>
          <table:table-cell/>
          <table:table-cell office:value-type="float" office:value="173473168.5">
            <text:p>173473168.5</text:p>
          </table:table-cell>
          <table:table-cell office:value-type="float" office:value="12341308">
            <text:p>12341308</text:p>
          </table:table-cell>
          <table:table-cell office:value-type="float" office:value="68606678">
            <text:p>68606678</text:p>
          </table:table-cell>
          <table:table-cell/>
          <table:table-cell office:value-type="float" office:value="6135860">
            <text:p>6135860</text:p>
          </table:table-cell>
          <table:table-cell office:value-type="float" office:value="10165034">
            <text:p>10165034</text:p>
          </table:table-cell>
          <table:table-cell office:value-type="float" office:value="251992">
            <text:p>25199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2996317.5">
            <text:p>202996317.5</text:p>
          </table:table-cell>
          <table:table-cell office:value-type="float" office:value="21562192">
            <text:p>21562192</text:p>
          </table:table-cell>
          <table:table-cell office:value-type="float" office:value="96030168">
            <text:p>96030168</text:p>
          </table:table-cell>
          <table:table-cell/>
          <table:table-cell office:value-type="float" office:value="197964339">
            <text:p>197964339</text:p>
          </table:table-cell>
          <table:table-cell office:value-type="float" office:value="12725300">
            <text:p>12725300</text:p>
          </table:table-cell>
          <table:table-cell office:value-type="float" office:value="95834202">
            <text:p>95834202</text:p>
          </table:table-cell>
          <table:table-cell/>
          <table:table-cell office:value-type="float" office:value="5031978.5">
            <text:p>5031978.5</text:p>
          </table:table-cell>
          <table:table-cell office:value-type="float" office:value="8836892">
            <text:p>8836892</text:p>
          </table:table-cell>
          <table:table-cell office:value-type="float" office:value="195966">
            <text:p>19596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7437790">
            <text:p>247437790</text:p>
          </table:table-cell>
          <table:table-cell office:value-type="float" office:value="19784854">
            <text:p>19784854</text:p>
          </table:table-cell>
          <table:table-cell office:value-type="float" office:value="109788426">
            <text:p>109788426</text:p>
          </table:table-cell>
          <table:table-cell/>
          <table:table-cell office:value-type="float" office:value="243733603">
            <text:p>243733603</text:p>
          </table:table-cell>
          <table:table-cell office:value-type="float" office:value="13379964">
            <text:p>13379964</text:p>
          </table:table-cell>
          <table:table-cell office:value-type="float" office:value="109611790">
            <text:p>109611790</text:p>
          </table:table-cell>
          <table:table-cell/>
          <table:table-cell office:value-type="float" office:value="3704187">
            <text:p>3704187</text:p>
          </table:table-cell>
          <table:table-cell office:value-type="float" office:value="6404890">
            <text:p>6404890</text:p>
          </table:table-cell>
          <table:table-cell office:value-type="float" office:value="176636">
            <text:p>17663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61890171">
            <text:p>261890171</text:p>
          </table:table-cell>
          <table:table-cell office:value-type="float" office:value="22134448">
            <text:p>22134448</text:p>
          </table:table-cell>
          <table:table-cell office:value-type="float" office:value="125632954">
            <text:p>125632954</text:p>
          </table:table-cell>
          <table:table-cell/>
          <table:table-cell office:value-type="float" office:value="258552433">
            <text:p>258552433</text:p>
          </table:table-cell>
          <table:table-cell office:value-type="float" office:value="14302016">
            <text:p>14302016</text:p>
          </table:table-cell>
          <table:table-cell office:value-type="float" office:value="125490918">
            <text:p>125490918</text:p>
          </table:table-cell>
          <table:table-cell/>
          <table:table-cell office:value-type="float" office:value="3337738">
            <text:p>3337738</text:p>
          </table:table-cell>
          <table:table-cell office:value-type="float" office:value="7832432">
            <text:p>7832432</text:p>
          </table:table-cell>
          <table:table-cell office:value-type="float" office:value="142036">
            <text:p>14203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47824973">
            <text:p>547824973</text:p>
          </table:table-cell>
          <table:table-cell office:value-type="float" office:value="17101982">
            <text:p>17101982</text:p>
          </table:table-cell>
          <table:table-cell office:value-type="float" office:value="341681504">
            <text:p>341681504</text:p>
          </table:table-cell>
          <table:table-cell/>
          <table:table-cell office:value-type="float" office:value="547812502.5">
            <text:p>547812502.5</text:p>
          </table:table-cell>
          <table:table-cell office:value-type="float" office:value="13687326">
            <text:p>13687326</text:p>
          </table:table-cell>
          <table:table-cell office:value-type="float" office:value="341576800">
            <text:p>341576800</text:p>
          </table:table-cell>
          <table:table-cell/>
          <table:table-cell office:value-type="float" office:value="12470.5">
            <text:p>12470.5</text:p>
          </table:table-cell>
          <table:table-cell office:value-type="float" office:value="3414656">
            <text:p>3414656</text:p>
          </table:table-cell>
          <table:table-cell office:value-type="float" office:value="104704">
            <text:p>10470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7915983.5">
            <text:p>477915983.5</text:p>
          </table:table-cell>
          <table:table-cell office:value-type="float" office:value="16720558">
            <text:p>16720558</text:p>
          </table:table-cell>
          <table:table-cell office:value-type="float" office:value="353544874">
            <text:p>353544874</text:p>
          </table:table-cell>
          <table:table-cell/>
          <table:table-cell office:value-type="float" office:value="477907403">
            <text:p>477907403</text:p>
          </table:table-cell>
          <table:table-cell office:value-type="float" office:value="13366692">
            <text:p>13366692</text:p>
          </table:table-cell>
          <table:table-cell office:value-type="float" office:value="353439434">
            <text:p>353439434</text:p>
          </table:table-cell>
          <table:table-cell/>
          <table:table-cell office:value-type="float" office:value="8580.5">
            <text:p>8580.5</text:p>
          </table:table-cell>
          <table:table-cell office:value-type="float" office:value="3353866">
            <text:p>3353866</text:p>
          </table:table-cell>
          <table:table-cell office:value-type="float" office:value="105440">
            <text:p>10544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69944672">
            <text:p>469944672</text:p>
          </table:table-cell>
          <table:table-cell office:value-type="float" office:value="19004694">
            <text:p>19004694</text:p>
          </table:table-cell>
          <table:table-cell office:value-type="float" office:value="377126428">
            <text:p>377126428</text:p>
          </table:table-cell>
          <table:table-cell/>
          <table:table-cell office:value-type="float" office:value="469937089">
            <text:p>469937089</text:p>
          </table:table-cell>
          <table:table-cell office:value-type="float" office:value="13920302">
            <text:p>13920302</text:p>
          </table:table-cell>
          <table:table-cell office:value-type="float" office:value="377028366">
            <text:p>377028366</text:p>
          </table:table-cell>
          <table:table-cell/>
          <table:table-cell office:value-type="float" office:value="7583">
            <text:p>7583</text:p>
          </table:table-cell>
          <table:table-cell office:value-type="float" office:value="5084392">
            <text:p>5084392</text:p>
          </table:table-cell>
          <table:table-cell office:value-type="float" office:value="98062">
            <text:p>9806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4065468">
            <text:p>434065468</text:p>
          </table:table-cell>
          <table:table-cell office:value-type="float" office:value="15886132">
            <text:p>15886132</text:p>
          </table:table-cell>
          <table:table-cell office:value-type="float" office:value="403732134">
            <text:p>403732134</text:p>
          </table:table-cell>
          <table:table-cell/>
          <table:table-cell office:value-type="float" office:value="434058233">
            <text:p>434058233</text:p>
          </table:table-cell>
          <table:table-cell office:value-type="float" office:value="13071068">
            <text:p>13071068</text:p>
          </table:table-cell>
          <table:table-cell office:value-type="float" office:value="403635962">
            <text:p>403635962</text:p>
          </table:table-cell>
          <table:table-cell/>
          <table:table-cell office:value-type="float" office:value="7235">
            <text:p>7235</text:p>
          </table:table-cell>
          <table:table-cell office:value-type="float" office:value="2815064">
            <text:p>2815064</text:p>
          </table:table-cell>
          <table:table-cell office:value-type="float" office:value="96172">
            <text:p>9617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75026">
            <text:p>127502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75026">
            <text:p>127502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14470358">
            <text:p>14470358</text:p>
          </table:table-cell>
          <table:table-cell/>
          <table:table-cell office:value-type="float" office:value="9094982.5">
            <text:p>9094982.5</text:p>
          </table:table-cell>
          <table:table-cell office:value-type="float" office:value="4679720">
            <text:p>4679720</text:p>
          </table:table-cell>
          <table:table-cell office:value-type="float" office:value="13604594">
            <text:p>13604594</text:p>
          </table:table-cell>
          <table:table-cell/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865764">
            <text:p>86576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41599618">
            <text:p>41599618</text:p>
          </table:table-cell>
          <table:table-cell/>
          <table:table-cell office:value-type="float" office:value="22823686.5">
            <text:p>22823686.5</text:p>
          </table:table-cell>
          <table:table-cell office:value-type="float" office:value="5975200">
            <text:p>5975200</text:p>
          </table:table-cell>
          <table:table-cell office:value-type="float" office:value="41019074">
            <text:p>41019074</text:p>
          </table:table-cell>
          <table:table-cell/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580544">
            <text:p>580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53564668">
            <text:p>53564668</text:p>
          </table:table-cell>
          <table:table-cell/>
          <table:table-cell office:value-type="float" office:value="33788675.5">
            <text:p>33788675.5</text:p>
          </table:table-cell>
          <table:table-cell office:value-type="float" office:value="8536216">
            <text:p>8536216</text:p>
          </table:table-cell>
          <table:table-cell office:value-type="float" office:value="53238936">
            <text:p>53238936</text:p>
          </table:table-cell>
          <table:table-cell/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325732">
            <text:p>3257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65991848">
            <text:p>65991848</text:p>
          </table:table-cell>
          <table:table-cell/>
          <table:table-cell office:value-type="float" office:value="80817513">
            <text:p>80817513</text:p>
          </table:table-cell>
          <table:table-cell office:value-type="float" office:value="8700696">
            <text:p>8700696</text:p>
          </table:table-cell>
          <table:table-cell office:value-type="float" office:value="65729884">
            <text:p>65729884</text:p>
          </table:table-cell>
          <table:table-cell/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261964">
            <text:p>26196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107240068">
            <text:p>107240068</text:p>
          </table:table-cell>
          <table:table-cell/>
          <table:table-cell office:value-type="float" office:value="78924698.5">
            <text:p>78924698.5</text:p>
          </table:table-cell>
          <table:table-cell office:value-type="float" office:value="13066416">
            <text:p>13066416</text:p>
          </table:table-cell>
          <table:table-cell office:value-type="float" office:value="107052780">
            <text:p>107052780</text:p>
          </table:table-cell>
          <table:table-cell/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187288">
            <text:p>18728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62859560">
            <text:p>162859560</text:p>
          </table:table-cell>
          <table:table-cell/>
          <table:table-cell office:value-type="float" office:value="153970584.5">
            <text:p>153970584.5</text:p>
          </table:table-cell>
          <table:table-cell office:value-type="float" office:value="13748446">
            <text:p>13748446</text:p>
          </table:table-cell>
          <table:table-cell office:value-type="float" office:value="162713250">
            <text:p>162713250</text:p>
          </table:table-cell>
          <table:table-cell/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146310">
            <text:p>14631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162157388">
            <text:p>162157388</text:p>
          </table:table-cell>
          <table:table-cell/>
          <table:table-cell office:value-type="float" office:value="137518045.5">
            <text:p>137518045.5</text:p>
          </table:table-cell>
          <table:table-cell office:value-type="float" office:value="13956712">
            <text:p>13956712</text:p>
          </table:table-cell>
          <table:table-cell office:value-type="float" office:value="162018104">
            <text:p>162018104</text:p>
          </table:table-cell>
          <table:table-cell/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139284">
            <text:p>13928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247974838">
            <text:p>247974838</text:p>
          </table:table-cell>
          <table:table-cell/>
          <table:table-cell office:value-type="float" office:value="319292955.5">
            <text:p>319292955.5</text:p>
          </table:table-cell>
          <table:table-cell office:value-type="float" office:value="13251708">
            <text:p>13251708</text:p>
          </table:table-cell>
          <table:table-cell office:value-type="float" office:value="247849656">
            <text:p>247849656</text:p>
          </table:table-cell>
          <table:table-cell/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125182">
            <text:p>12518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323428452">
            <text:p>323428452</text:p>
          </table:table-cell>
          <table:table-cell/>
          <table:table-cell office:value-type="float" office:value="440580667">
            <text:p>440580667</text:p>
          </table:table-cell>
          <table:table-cell office:value-type="float" office:value="12119874">
            <text:p>12119874</text:p>
          </table:table-cell>
          <table:table-cell office:value-type="float" office:value="323312534">
            <text:p>323312534</text:p>
          </table:table-cell>
          <table:table-cell/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115918">
            <text:p>11591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444614772">
            <text:p>444614772</text:p>
          </table:table-cell>
          <table:table-cell/>
          <table:table-cell office:value-type="float" office:value="414053712.5">
            <text:p>414053712.5</text:p>
          </table:table-cell>
          <table:table-cell office:value-type="float" office:value="14321926">
            <text:p>14321926</text:p>
          </table:table-cell>
          <table:table-cell office:value-type="float" office:value="444544386">
            <text:p>444544386</text:p>
          </table:table-cell>
          <table:table-cell/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70386">
            <text:p>7038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453704950">
            <text:p>453704950</text:p>
          </table:table-cell>
          <table:table-cell/>
          <table:table-cell office:value-type="float" office:value="480053535">
            <text:p>480053535</text:p>
          </table:table-cell>
          <table:table-cell office:value-type="float" office:value="12529138">
            <text:p>12529138</text:p>
          </table:table-cell>
          <table:table-cell office:value-type="float" office:value="453631480">
            <text:p>453631480</text:p>
          </table:table-cell>
          <table:table-cell/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73470">
            <text:p>7347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375092">
            <text:p>137509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375092">
            <text:p>137509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374252.5">
            <text:p>29374252.5</text:p>
          </table:table-cell>
          <table:table-cell office:value-type="float" office:value="24571072">
            <text:p>24571072</text:p>
          </table:table-cell>
          <table:table-cell office:value-type="float" office:value="12587884">
            <text:p>12587884</text:p>
          </table:table-cell>
          <table:table-cell/>
          <table:table-cell office:value-type="float" office:value="12131042">
            <text:p>12131042</text:p>
          </table:table-cell>
          <table:table-cell office:value-type="float" office:value="4105406">
            <text:p>4105406</text:p>
          </table:table-cell>
          <table:table-cell office:value-type="float" office:value="11863892">
            <text:p>11863892</text:p>
          </table:table-cell>
          <table:table-cell/>
          <table:table-cell office:value-type="float" office:value="17243210.5">
            <text:p>17243210.5</text:p>
          </table:table-cell>
          <table:table-cell office:value-type="float" office:value="20465666">
            <text:p>20465666</text:p>
          </table:table-cell>
          <table:table-cell office:value-type="float" office:value="723992">
            <text:p>7239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590437">
            <text:p>33590437</text:p>
          </table:table-cell>
          <table:table-cell office:value-type="float" office:value="24447316">
            <text:p>24447316</text:p>
          </table:table-cell>
          <table:table-cell office:value-type="float" office:value="38876302">
            <text:p>38876302</text:p>
          </table:table-cell>
          <table:table-cell/>
          <table:table-cell office:value-type="float" office:value="18936597">
            <text:p>18936597</text:p>
          </table:table-cell>
          <table:table-cell office:value-type="float" office:value="3402470">
            <text:p>3402470</text:p>
          </table:table-cell>
          <table:table-cell office:value-type="float" office:value="38268984">
            <text:p>38268984</text:p>
          </table:table-cell>
          <table:table-cell/>
          <table:table-cell office:value-type="float" office:value="14653840">
            <text:p>14653840</text:p>
          </table:table-cell>
          <table:table-cell office:value-type="float" office:value="21044846">
            <text:p>21044846</text:p>
          </table:table-cell>
          <table:table-cell office:value-type="float" office:value="607318">
            <text:p>60731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7352141.5">
            <text:p>47352141.5</text:p>
          </table:table-cell>
          <table:table-cell office:value-type="float" office:value="24616646">
            <text:p>24616646</text:p>
          </table:table-cell>
          <table:table-cell office:value-type="float" office:value="51587552">
            <text:p>51587552</text:p>
          </table:table-cell>
          <table:table-cell/>
          <table:table-cell office:value-type="float" office:value="38111421">
            <text:p>38111421</text:p>
          </table:table-cell>
          <table:table-cell office:value-type="float" office:value="6305106">
            <text:p>6305106</text:p>
          </table:table-cell>
          <table:table-cell office:value-type="float" office:value="51245180">
            <text:p>51245180</text:p>
          </table:table-cell>
          <table:table-cell/>
          <table:table-cell office:value-type="float" office:value="9240720.5">
            <text:p>9240720.5</text:p>
          </table:table-cell>
          <table:table-cell office:value-type="float" office:value="18311540">
            <text:p>18311540</text:p>
          </table:table-cell>
          <table:table-cell office:value-type="float" office:value="342372">
            <text:p>34237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8191811">
            <text:p>78191811</text:p>
          </table:table-cell>
          <table:table-cell office:value-type="float" office:value="24702946">
            <text:p>24702946</text:p>
          </table:table-cell>
          <table:table-cell office:value-type="float" office:value="78748698">
            <text:p>78748698</text:p>
          </table:table-cell>
          <table:table-cell/>
          <table:table-cell office:value-type="float" office:value="71470312.5">
            <text:p>71470312.5</text:p>
          </table:table-cell>
          <table:table-cell office:value-type="float" office:value="9247016">
            <text:p>9247016</text:p>
          </table:table-cell>
          <table:table-cell office:value-type="float" office:value="78477732">
            <text:p>78477732</text:p>
          </table:table-cell>
          <table:table-cell/>
          <table:table-cell office:value-type="float" office:value="6721498.5">
            <text:p>6721498.5</text:p>
          </table:table-cell>
          <table:table-cell office:value-type="float" office:value="15455930">
            <text:p>15455930</text:p>
          </table:table-cell>
          <table:table-cell office:value-type="float" office:value="270966">
            <text:p>2709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644778.5">
            <text:p>147644778.5</text:p>
          </table:table-cell>
          <table:table-cell office:value-type="float" office:value="24540160">
            <text:p>24540160</text:p>
          </table:table-cell>
          <table:table-cell office:value-type="float" office:value="93172906">
            <text:p>93172906</text:p>
          </table:table-cell>
          <table:table-cell/>
          <table:table-cell office:value-type="float" office:value="141893362.5">
            <text:p>141893362.5</text:p>
          </table:table-cell>
          <table:table-cell office:value-type="float" office:value="9390424">
            <text:p>9390424</text:p>
          </table:table-cell>
          <table:table-cell office:value-type="float" office:value="92967408">
            <text:p>92967408</text:p>
          </table:table-cell>
          <table:table-cell/>
          <table:table-cell office:value-type="float" office:value="5751416">
            <text:p>5751416</text:p>
          </table:table-cell>
          <table:table-cell office:value-type="float" office:value="15149736">
            <text:p>15149736</text:p>
          </table:table-cell>
          <table:table-cell office:value-type="float" office:value="205498">
            <text:p>20549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2280765">
            <text:p>172280765</text:p>
          </table:table-cell>
          <table:table-cell office:value-type="float" office:value="21609538">
            <text:p>21609538</text:p>
          </table:table-cell>
          <table:table-cell office:value-type="float" office:value="128092050">
            <text:p>128092050</text:p>
          </table:table-cell>
          <table:table-cell/>
          <table:table-cell office:value-type="float" office:value="168230066">
            <text:p>168230066</text:p>
          </table:table-cell>
          <table:table-cell office:value-type="float" office:value="11620922">
            <text:p>11620922</text:p>
          </table:table-cell>
          <table:table-cell office:value-type="float" office:value="127931602">
            <text:p>127931602</text:p>
          </table:table-cell>
          <table:table-cell/>
          <table:table-cell office:value-type="float" office:value="4050699">
            <text:p>4050699</text:p>
          </table:table-cell>
          <table:table-cell office:value-type="float" office:value="9988616">
            <text:p>9988616</text:p>
          </table:table-cell>
          <table:table-cell office:value-type="float" office:value="160448">
            <text:p>1604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0304308.5">
            <text:p>230304308.5</text:p>
          </table:table-cell>
          <table:table-cell office:value-type="float" office:value="22248540">
            <text:p>22248540</text:p>
          </table:table-cell>
          <table:table-cell office:value-type="float" office:value="134950806">
            <text:p>134950806</text:p>
          </table:table-cell>
          <table:table-cell/>
          <table:table-cell office:value-type="float" office:value="226672529">
            <text:p>226672529</text:p>
          </table:table-cell>
          <table:table-cell office:value-type="float" office:value="11685434">
            <text:p>11685434</text:p>
          </table:table-cell>
          <table:table-cell office:value-type="float" office:value="134816362">
            <text:p>134816362</text:p>
          </table:table-cell>
          <table:table-cell/>
          <table:table-cell office:value-type="float" office:value="3631779.5">
            <text:p>3631779.5</text:p>
          </table:table-cell>
          <table:table-cell office:value-type="float" office:value="10563106">
            <text:p>10563106</text:p>
          </table:table-cell>
          <table:table-cell office:value-type="float" office:value="134444">
            <text:p>13444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79182381.5">
            <text:p>579182381.5</text:p>
          </table:table-cell>
          <table:table-cell office:value-type="float" office:value="20524104">
            <text:p>20524104</text:p>
          </table:table-cell>
          <table:table-cell office:value-type="float" office:value="296593224">
            <text:p>296593224</text:p>
          </table:table-cell>
          <table:table-cell/>
          <table:table-cell office:value-type="float" office:value="579159573.5">
            <text:p>579159573.5</text:p>
          </table:table-cell>
          <table:table-cell office:value-type="float" office:value="12048460">
            <text:p>12048460</text:p>
          </table:table-cell>
          <table:table-cell office:value-type="float" office:value="296484058">
            <text:p>296484058</text:p>
          </table:table-cell>
          <table:table-cell/>
          <table:table-cell office:value-type="float" office:value="22808">
            <text:p>22808</text:p>
          </table:table-cell>
          <table:table-cell office:value-type="float" office:value="8475644">
            <text:p>8475644</text:p>
          </table:table-cell>
          <table:table-cell office:value-type="float" office:value="109166">
            <text:p>10916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76125048">
            <text:p>476125048</text:p>
          </table:table-cell>
          <table:table-cell office:value-type="float" office:value="19682224">
            <text:p>19682224</text:p>
          </table:table-cell>
          <table:table-cell office:value-type="float" office:value="340391304">
            <text:p>340391304</text:p>
          </table:table-cell>
          <table:table-cell/>
          <table:table-cell office:value-type="float" office:value="476108905.5">
            <text:p>476108905.5</text:p>
          </table:table-cell>
          <table:table-cell office:value-type="float" office:value="11405252">
            <text:p>11405252</text:p>
          </table:table-cell>
          <table:table-cell office:value-type="float" office:value="340282216">
            <text:p>340282216</text:p>
          </table:table-cell>
          <table:table-cell/>
          <table:table-cell office:value-type="float" office:value="16142.5">
            <text:p>16142.5</text:p>
          </table:table-cell>
          <table:table-cell office:value-type="float" office:value="8276972">
            <text:p>8276972</text:p>
          </table:table-cell>
          <table:table-cell office:value-type="float" office:value="109088">
            <text:p>10908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88069833">
            <text:p>588069833</text:p>
          </table:table-cell>
          <table:table-cell office:value-type="float" office:value="19118636">
            <text:p>19118636</text:p>
          </table:table-cell>
          <table:table-cell office:value-type="float" office:value="340120064">
            <text:p>340120064</text:p>
          </table:table-cell>
          <table:table-cell/>
          <table:table-cell office:value-type="float" office:value="588054580">
            <text:p>588054580</text:p>
          </table:table-cell>
          <table:table-cell office:value-type="float" office:value="14121466">
            <text:p>14121466</text:p>
          </table:table-cell>
          <table:table-cell office:value-type="float" office:value="340010642">
            <text:p>340010642</text:p>
          </table:table-cell>
          <table:table-cell/>
          <table:table-cell office:value-type="float" office:value="15253">
            <text:p>15253</text:p>
          </table:table-cell>
          <table:table-cell office:value-type="float" office:value="4997170">
            <text:p>4997170</text:p>
          </table:table-cell>
          <table:table-cell office:value-type="float" office:value="109422">
            <text:p>10942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02774091">
            <text:p>402774091</text:p>
          </table:table-cell>
          <table:table-cell office:value-type="float" office:value="20357960">
            <text:p>20357960</text:p>
          </table:table-cell>
          <table:table-cell office:value-type="float" office:value="424061386">
            <text:p>424061386</text:p>
          </table:table-cell>
          <table:table-cell/>
          <table:table-cell office:value-type="float" office:value="402761626">
            <text:p>402761626</text:p>
          </table:table-cell>
          <table:table-cell office:value-type="float" office:value="12996830">
            <text:p>12996830</text:p>
          </table:table-cell>
          <table:table-cell office:value-type="float" office:value="423972766">
            <text:p>423972766</text:p>
          </table:table-cell>
          <table:table-cell/>
          <table:table-cell office:value-type="float" office:value="12465">
            <text:p>12465</text:p>
          </table:table-cell>
          <table:table-cell office:value-type="float" office:value="7361130">
            <text:p>7361130</text:p>
          </table:table-cell>
          <table:table-cell office:value-type="float" office:value="88620">
            <text:p>8862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417002">
            <text:p>141700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417002">
            <text:p>14170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872275.5">
            <text:p>16872275.5</text:p>
          </table:table-cell>
          <table:table-cell office:value-type="float" office:value="23641800">
            <text:p>23641800</text:p>
          </table:table-cell>
          <table:table-cell office:value-type="float" office:value="10139700">
            <text:p>10139700</text:p>
          </table:table-cell>
          <table:table-cell/>
          <table:table-cell office:value-type="float" office:value="6469911">
            <text:p>6469911</text:p>
          </table:table-cell>
          <table:table-cell office:value-type="float" office:value="1156630">
            <text:p>1156630</text:p>
          </table:table-cell>
          <table:table-cell office:value-type="float" office:value="9510638">
            <text:p>9510638</text:p>
          </table:table-cell>
          <table:table-cell/>
          <table:table-cell office:value-type="float" office:value="10402364.5">
            <text:p>10402364.5</text:p>
          </table:table-cell>
          <table:table-cell office:value-type="float" office:value="22485170">
            <text:p>22485170</text:p>
          </table:table-cell>
          <table:table-cell office:value-type="float" office:value="629062">
            <text:p>62906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686788.5">
            <text:p>24686788.5</text:p>
          </table:table-cell>
          <table:table-cell office:value-type="float" office:value="23868714">
            <text:p>23868714</text:p>
          </table:table-cell>
          <table:table-cell office:value-type="float" office:value="36099926">
            <text:p>36099926</text:p>
          </table:table-cell>
          <table:table-cell/>
          <table:table-cell office:value-type="float" office:value="14596066">
            <text:p>14596066</text:p>
          </table:table-cell>
          <table:table-cell office:value-type="float" office:value="2509558">
            <text:p>2509558</text:p>
          </table:table-cell>
          <table:table-cell office:value-type="float" office:value="35528340">
            <text:p>35528340</text:p>
          </table:table-cell>
          <table:table-cell/>
          <table:table-cell office:value-type="float" office:value="10090722.5">
            <text:p>10090722.5</text:p>
          </table:table-cell>
          <table:table-cell office:value-type="float" office:value="21359156">
            <text:p>21359156</text:p>
          </table:table-cell>
          <table:table-cell office:value-type="float" office:value="571586">
            <text:p>57158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5478763.5">
            <text:p>55478763.5</text:p>
          </table:table-cell>
          <table:table-cell office:value-type="float" office:value="24656016">
            <text:p>24656016</text:p>
          </table:table-cell>
          <table:table-cell office:value-type="float" office:value="60540902">
            <text:p>60540902</text:p>
          </table:table-cell>
          <table:table-cell/>
          <table:table-cell office:value-type="float" office:value="46040642">
            <text:p>46040642</text:p>
          </table:table-cell>
          <table:table-cell office:value-type="float" office:value="4495144">
            <text:p>4495144</text:p>
          </table:table-cell>
          <table:table-cell office:value-type="float" office:value="60231988">
            <text:p>60231988</text:p>
          </table:table-cell>
          <table:table-cell/>
          <table:table-cell office:value-type="float" office:value="9438121.5">
            <text:p>9438121.5</text:p>
          </table:table-cell>
          <table:table-cell office:value-type="float" office:value="20160872">
            <text:p>20160872</text:p>
          </table:table-cell>
          <table:table-cell office:value-type="float" office:value="308914">
            <text:p>30891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5579640.5">
            <text:p>75579640.5</text:p>
          </table:table-cell>
          <table:table-cell office:value-type="float" office:value="24684878">
            <text:p>24684878</text:p>
          </table:table-cell>
          <table:table-cell office:value-type="float" office:value="67055460">
            <text:p>67055460</text:p>
          </table:table-cell>
          <table:table-cell/>
          <table:table-cell office:value-type="float" office:value="68925980">
            <text:p>68925980</text:p>
          </table:table-cell>
          <table:table-cell office:value-type="float" office:value="7238622">
            <text:p>7238622</text:p>
          </table:table-cell>
          <table:table-cell office:value-type="float" office:value="66793710">
            <text:p>66793710</text:p>
          </table:table-cell>
          <table:table-cell/>
          <table:table-cell office:value-type="float" office:value="6653660.5">
            <text:p>6653660.5</text:p>
          </table:table-cell>
          <table:table-cell office:value-type="float" office:value="17446256">
            <text:p>17446256</text:p>
          </table:table-cell>
          <table:table-cell office:value-type="float" office:value="261750">
            <text:p>2617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2496819">
            <text:p>112496819</text:p>
          </table:table-cell>
          <table:table-cell office:value-type="float" office:value="24705606">
            <text:p>24705606</text:p>
          </table:table-cell>
          <table:table-cell office:value-type="float" office:value="111681382">
            <text:p>111681382</text:p>
          </table:table-cell>
          <table:table-cell/>
          <table:table-cell office:value-type="float" office:value="106311080">
            <text:p>106311080</text:p>
          </table:table-cell>
          <table:table-cell office:value-type="float" office:value="8767514">
            <text:p>8767514</text:p>
          </table:table-cell>
          <table:table-cell office:value-type="float" office:value="111480328">
            <text:p>111480328</text:p>
          </table:table-cell>
          <table:table-cell/>
          <table:table-cell office:value-type="float" office:value="6185739">
            <text:p>6185739</text:p>
          </table:table-cell>
          <table:table-cell office:value-type="float" office:value="15938092">
            <text:p>15938092</text:p>
          </table:table-cell>
          <table:table-cell office:value-type="float" office:value="201054">
            <text:p>2010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65460109.5">
            <text:p>165460109.5</text:p>
          </table:table-cell>
          <table:table-cell office:value-type="float" office:value="21724896">
            <text:p>21724896</text:p>
          </table:table-cell>
          <table:table-cell office:value-type="float" office:value="116173332">
            <text:p>116173332</text:p>
          </table:table-cell>
          <table:table-cell/>
          <table:table-cell office:value-type="float" office:value="161233805.5">
            <text:p>161233805.5</text:p>
          </table:table-cell>
          <table:table-cell office:value-type="float" office:value="11514064">
            <text:p>11514064</text:p>
          </table:table-cell>
          <table:table-cell office:value-type="float" office:value="116004268">
            <text:p>116004268</text:p>
          </table:table-cell>
          <table:table-cell/>
          <table:table-cell office:value-type="float" office:value="4226304">
            <text:p>4226304</text:p>
          </table:table-cell>
          <table:table-cell office:value-type="float" office:value="10210832">
            <text:p>10210832</text:p>
          </table:table-cell>
          <table:table-cell office:value-type="float" office:value="169064">
            <text:p>16906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7938825.5">
            <text:p>167938825.5</text:p>
          </table:table-cell>
          <table:table-cell office:value-type="float" office:value="24637414">
            <text:p>24637414</text:p>
          </table:table-cell>
          <table:table-cell office:value-type="float" office:value="96235186">
            <text:p>96235186</text:p>
          </table:table-cell>
          <table:table-cell/>
          <table:table-cell office:value-type="float" office:value="164068238">
            <text:p>164068238</text:p>
          </table:table-cell>
          <table:table-cell office:value-type="float" office:value="9543092">
            <text:p>9543092</text:p>
          </table:table-cell>
          <table:table-cell office:value-type="float" office:value="96083316">
            <text:p>96083316</text:p>
          </table:table-cell>
          <table:table-cell/>
          <table:table-cell office:value-type="float" office:value="3870587.5">
            <text:p>3870587.5</text:p>
          </table:table-cell>
          <table:table-cell office:value-type="float" office:value="15094322">
            <text:p>15094322</text:p>
          </table:table-cell>
          <table:table-cell office:value-type="float" office:value="151870">
            <text:p>15187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92457682">
            <text:p>492457682</text:p>
          </table:table-cell>
          <table:table-cell office:value-type="float" office:value="22402674">
            <text:p>22402674</text:p>
          </table:table-cell>
          <table:table-cell office:value-type="float" office:value="269664248">
            <text:p>269664248</text:p>
          </table:table-cell>
          <table:table-cell/>
          <table:table-cell office:value-type="float" office:value="492423967.5">
            <text:p>492423967.5</text:p>
          </table:table-cell>
          <table:table-cell office:value-type="float" office:value="11324472">
            <text:p>11324472</text:p>
          </table:table-cell>
          <table:table-cell office:value-type="float" office:value="269547688">
            <text:p>269547688</text:p>
          </table:table-cell>
          <table:table-cell/>
          <table:table-cell office:value-type="float" office:value="33714.5">
            <text:p>33714.5</text:p>
          </table:table-cell>
          <table:table-cell office:value-type="float" office:value="11078202">
            <text:p>11078202</text:p>
          </table:table-cell>
          <table:table-cell office:value-type="float" office:value="116560">
            <text:p>11656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2080584">
            <text:p>452080584</text:p>
          </table:table-cell>
          <table:table-cell office:value-type="float" office:value="22115652">
            <text:p>22115652</text:p>
          </table:table-cell>
          <table:table-cell office:value-type="float" office:value="288540550">
            <text:p>288540550</text:p>
          </table:table-cell>
          <table:table-cell/>
          <table:table-cell office:value-type="float" office:value="452062237">
            <text:p>452062237</text:p>
          </table:table-cell>
          <table:table-cell office:value-type="float" office:value="12305928">
            <text:p>12305928</text:p>
          </table:table-cell>
          <table:table-cell office:value-type="float" office:value="288413160">
            <text:p>288413160</text:p>
          </table:table-cell>
          <table:table-cell/>
          <table:table-cell office:value-type="float" office:value="18347">
            <text:p>18347</text:p>
          </table:table-cell>
          <table:table-cell office:value-type="float" office:value="9809724">
            <text:p>9809724</text:p>
          </table:table-cell>
          <table:table-cell office:value-type="float" office:value="127390">
            <text:p>12739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35567540">
            <text:p>435567540</text:p>
          </table:table-cell>
          <table:table-cell office:value-type="float" office:value="20161518">
            <text:p>20161518</text:p>
          </table:table-cell>
          <table:table-cell office:value-type="float" office:value="422348830">
            <text:p>422348830</text:p>
          </table:table-cell>
          <table:table-cell/>
          <table:table-cell office:value-type="float" office:value="435551812">
            <text:p>435551812</text:p>
          </table:table-cell>
          <table:table-cell office:value-type="float" office:value="12301316">
            <text:p>12301316</text:p>
          </table:table-cell>
          <table:table-cell office:value-type="float" office:value="422273212">
            <text:p>422273212</text:p>
          </table:table-cell>
          <table:table-cell/>
          <table:table-cell office:value-type="float" office:value="15728">
            <text:p>15728</text:p>
          </table:table-cell>
          <table:table-cell office:value-type="float" office:value="7860202">
            <text:p>7860202</text:p>
          </table:table-cell>
          <table:table-cell office:value-type="float" office:value="75618">
            <text:p>7561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38471782.5">
            <text:p>438471782.5</text:p>
          </table:table-cell>
          <table:table-cell office:value-type="float" office:value="21504630">
            <text:p>21504630</text:p>
          </table:table-cell>
          <table:table-cell office:value-type="float" office:value="364235332">
            <text:p>364235332</text:p>
          </table:table-cell>
          <table:table-cell/>
          <table:table-cell office:value-type="float" office:value="438454452.5">
            <text:p>438454452.5</text:p>
          </table:table-cell>
          <table:table-cell office:value-type="float" office:value="11337020">
            <text:p>11337020</text:p>
          </table:table-cell>
          <table:table-cell office:value-type="float" office:value="364130122">
            <text:p>364130122</text:p>
          </table:table-cell>
          <table:table-cell/>
          <table:table-cell office:value-type="float" office:value="17330">
            <text:p>17330</text:p>
          </table:table-cell>
          <table:table-cell office:value-type="float" office:value="10167610">
            <text:p>10167610</text:p>
          </table:table-cell>
          <table:table-cell office:value-type="float" office:value="105210">
            <text:p>10521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237080">
            <text:p>123708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237080">
            <text:p>123708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452548.5">
            <text:p>22452548.5</text:p>
          </table:table-cell>
          <table:table-cell office:value-type="float" office:value="23602534">
            <text:p>23602534</text:p>
          </table:table-cell>
          <table:table-cell office:value-type="float" office:value="17440558">
            <text:p>17440558</text:p>
          </table:table-cell>
          <table:table-cell/>
          <table:table-cell office:value-type="float" office:value="6609824">
            <text:p>6609824</text:p>
          </table:table-cell>
          <table:table-cell office:value-type="float" office:value="2486800">
            <text:p>2486800</text:p>
          </table:table-cell>
          <table:table-cell office:value-type="float" office:value="16682982">
            <text:p>16682982</text:p>
          </table:table-cell>
          <table:table-cell/>
          <table:table-cell office:value-type="float" office:value="15842724.5">
            <text:p>15842724.5</text:p>
          </table:table-cell>
          <table:table-cell office:value-type="float" office:value="21115734">
            <text:p>21115734</text:p>
          </table:table-cell>
          <table:table-cell office:value-type="float" office:value="757576">
            <text:p>75757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705614">
            <text:p>30705614</text:p>
          </table:table-cell>
          <table:table-cell office:value-type="float" office:value="23287518">
            <text:p>23287518</text:p>
          </table:table-cell>
          <table:table-cell office:value-type="float" office:value="51939940">
            <text:p>51939940</text:p>
          </table:table-cell>
          <table:table-cell/>
          <table:table-cell office:value-type="float" office:value="16743060.5">
            <text:p>16743060.5</text:p>
          </table:table-cell>
          <table:table-cell office:value-type="float" office:value="4778164">
            <text:p>4778164</text:p>
          </table:table-cell>
          <table:table-cell office:value-type="float" office:value="51395668">
            <text:p>51395668</text:p>
          </table:table-cell>
          <table:table-cell/>
          <table:table-cell office:value-type="float" office:value="13962553.5">
            <text:p>13962553.5</text:p>
          </table:table-cell>
          <table:table-cell office:value-type="float" office:value="18509354">
            <text:p>18509354</text:p>
          </table:table-cell>
          <table:table-cell office:value-type="float" office:value="544272">
            <text:p>54427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431645">
            <text:p>49431645</text:p>
          </table:table-cell>
          <table:table-cell office:value-type="float" office:value="24517230">
            <text:p>24517230</text:p>
          </table:table-cell>
          <table:table-cell office:value-type="float" office:value="56258250">
            <text:p>56258250</text:p>
          </table:table-cell>
          <table:table-cell/>
          <table:table-cell office:value-type="float" office:value="39715128.5">
            <text:p>39715128.5</text:p>
          </table:table-cell>
          <table:table-cell office:value-type="float" office:value="3781606">
            <text:p>3781606</text:p>
          </table:table-cell>
          <table:table-cell office:value-type="float" office:value="55907988">
            <text:p>55907988</text:p>
          </table:table-cell>
          <table:table-cell/>
          <table:table-cell office:value-type="float" office:value="9716516.5">
            <text:p>9716516.5</text:p>
          </table:table-cell>
          <table:table-cell office:value-type="float" office:value="20735624">
            <text:p>20735624</text:p>
          </table:table-cell>
          <table:table-cell office:value-type="float" office:value="350262">
            <text:p>35026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8627754">
            <text:p>68627754</text:p>
          </table:table-cell>
          <table:table-cell office:value-type="float" office:value="24375394">
            <text:p>24375394</text:p>
          </table:table-cell>
          <table:table-cell office:value-type="float" office:value="79980586">
            <text:p>79980586</text:p>
          </table:table-cell>
          <table:table-cell/>
          <table:table-cell office:value-type="float" office:value="61392456.5">
            <text:p>61392456.5</text:p>
          </table:table-cell>
          <table:table-cell office:value-type="float" office:value="6947214">
            <text:p>6947214</text:p>
          </table:table-cell>
          <table:table-cell office:value-type="float" office:value="79725196">
            <text:p>79725196</text:p>
          </table:table-cell>
          <table:table-cell/>
          <table:table-cell office:value-type="float" office:value="7235297.5">
            <text:p>7235297.5</text:p>
          </table:table-cell>
          <table:table-cell office:value-type="float" office:value="17428180">
            <text:p>17428180</text:p>
          </table:table-cell>
          <table:table-cell office:value-type="float" office:value="255390">
            <text:p>25539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5454526">
            <text:p>85454526</text:p>
          </table:table-cell>
          <table:table-cell office:value-type="float" office:value="24295098">
            <text:p>24295098</text:p>
          </table:table-cell>
          <table:table-cell office:value-type="float" office:value="122686674">
            <text:p>122686674</text:p>
          </table:table-cell>
          <table:table-cell/>
          <table:table-cell office:value-type="float" office:value="78578618.5">
            <text:p>78578618.5</text:p>
          </table:table-cell>
          <table:table-cell office:value-type="float" office:value="8143892">
            <text:p>8143892</text:p>
          </table:table-cell>
          <table:table-cell office:value-type="float" office:value="122502232">
            <text:p>122502232</text:p>
          </table:table-cell>
          <table:table-cell/>
          <table:table-cell office:value-type="float" office:value="6875907.5">
            <text:p>6875907.5</text:p>
          </table:table-cell>
          <table:table-cell office:value-type="float" office:value="16151206">
            <text:p>16151206</text:p>
          </table:table-cell>
          <table:table-cell office:value-type="float" office:value="184442">
            <text:p>18444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4588062.5">
            <text:p>94588062.5</text:p>
          </table:table-cell>
          <table:table-cell office:value-type="float" office:value="23983146">
            <text:p>23983146</text:p>
          </table:table-cell>
          <table:table-cell office:value-type="float" office:value="130289686">
            <text:p>130289686</text:p>
          </table:table-cell>
          <table:table-cell/>
          <table:table-cell office:value-type="float" office:value="90180350.5">
            <text:p>90180350.5</text:p>
          </table:table-cell>
          <table:table-cell office:value-type="float" office:value="6769984">
            <text:p>6769984</text:p>
          </table:table-cell>
          <table:table-cell office:value-type="float" office:value="130131200">
            <text:p>130131200</text:p>
          </table:table-cell>
          <table:table-cell/>
          <table:table-cell office:value-type="float" office:value="4407712">
            <text:p>4407712</text:p>
          </table:table-cell>
          <table:table-cell office:value-type="float" office:value="17213162">
            <text:p>17213162</text:p>
          </table:table-cell>
          <table:table-cell office:value-type="float" office:value="158486">
            <text:p>1584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37579351.5">
            <text:p>137579351.5</text:p>
          </table:table-cell>
          <table:table-cell office:value-type="float" office:value="22722192">
            <text:p>22722192</text:p>
          </table:table-cell>
          <table:table-cell office:value-type="float" office:value="163570710">
            <text:p>163570710</text:p>
          </table:table-cell>
          <table:table-cell/>
          <table:table-cell office:value-type="float" office:value="133792926">
            <text:p>133792926</text:p>
          </table:table-cell>
          <table:table-cell office:value-type="float" office:value="9368052">
            <text:p>9368052</text:p>
          </table:table-cell>
          <table:table-cell office:value-type="float" office:value="163421036">
            <text:p>163421036</text:p>
          </table:table-cell>
          <table:table-cell/>
          <table:table-cell office:value-type="float" office:value="3786425.5">
            <text:p>3786425.5</text:p>
          </table:table-cell>
          <table:table-cell office:value-type="float" office:value="13354140">
            <text:p>13354140</text:p>
          </table:table-cell>
          <table:table-cell office:value-type="float" office:value="149674">
            <text:p>14967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9475428.5">
            <text:p>399475428.5</text:p>
          </table:table-cell>
          <table:table-cell office:value-type="float" office:value="22907090">
            <text:p>22907090</text:p>
          </table:table-cell>
          <table:table-cell office:value-type="float" office:value="268908910">
            <text:p>268908910</text:p>
          </table:table-cell>
          <table:table-cell/>
          <table:table-cell office:value-type="float" office:value="399449852">
            <text:p>399449852</text:p>
          </table:table-cell>
          <table:table-cell office:value-type="float" office:value="9399884">
            <text:p>9399884</text:p>
          </table:table-cell>
          <table:table-cell office:value-type="float" office:value="268787052">
            <text:p>268787052</text:p>
          </table:table-cell>
          <table:table-cell/>
          <table:table-cell office:value-type="float" office:value="25576.5">
            <text:p>25576.5</text:p>
          </table:table-cell>
          <table:table-cell office:value-type="float" office:value="13507206">
            <text:p>13507206</text:p>
          </table:table-cell>
          <table:table-cell office:value-type="float" office:value="121858">
            <text:p>12185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2529786.5">
            <text:p>592529786.5</text:p>
          </table:table-cell>
          <table:table-cell office:value-type="float" office:value="21518782">
            <text:p>21518782</text:p>
          </table:table-cell>
          <table:table-cell office:value-type="float" office:value="268580414">
            <text:p>268580414</text:p>
          </table:table-cell>
          <table:table-cell/>
          <table:table-cell office:value-type="float" office:value="592500713">
            <text:p>592500713</text:p>
          </table:table-cell>
          <table:table-cell office:value-type="float" office:value="11810448">
            <text:p>11810448</text:p>
          </table:table-cell>
          <table:table-cell office:value-type="float" office:value="268457974">
            <text:p>268457974</text:p>
          </table:table-cell>
          <table:table-cell/>
          <table:table-cell office:value-type="float" office:value="29073.5">
            <text:p>29073.5</text:p>
          </table:table-cell>
          <table:table-cell office:value-type="float" office:value="9708334">
            <text:p>9708334</text:p>
          </table:table-cell>
          <table:table-cell office:value-type="float" office:value="122440">
            <text:p>12244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16986924.5">
            <text:p>416986924.5</text:p>
          </table:table-cell>
          <table:table-cell office:value-type="float" office:value="22165148">
            <text:p>22165148</text:p>
          </table:table-cell>
          <table:table-cell office:value-type="float" office:value="459890838">
            <text:p>459890838</text:p>
          </table:table-cell>
          <table:table-cell/>
          <table:table-cell office:value-type="float" office:value="416970415.5">
            <text:p>416970415.5</text:p>
          </table:table-cell>
          <table:table-cell office:value-type="float" office:value="10252012">
            <text:p>10252012</text:p>
          </table:table-cell>
          <table:table-cell office:value-type="float" office:value="459809544">
            <text:p>459809544</text:p>
          </table:table-cell>
          <table:table-cell/>
          <table:table-cell office:value-type="float" office:value="16509">
            <text:p>16509</text:p>
          </table:table-cell>
          <table:table-cell office:value-type="float" office:value="11913136">
            <text:p>11913136</text:p>
          </table:table-cell>
          <table:table-cell office:value-type="float" office:value="81294">
            <text:p>8129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768824">
            <text:p>480768824</text:p>
          </table:table-cell>
          <table:table-cell office:value-type="float" office:value="21427296">
            <text:p>21427296</text:p>
          </table:table-cell>
          <table:table-cell office:value-type="float" office:value="434104592">
            <text:p>434104592</text:p>
          </table:table-cell>
          <table:table-cell/>
          <table:table-cell office:value-type="float" office:value="480753459.5">
            <text:p>480753459.5</text:p>
          </table:table-cell>
          <table:table-cell office:value-type="float" office:value="11392722">
            <text:p>11392722</text:p>
          </table:table-cell>
          <table:table-cell office:value-type="float" office:value="434016682">
            <text:p>434016682</text:p>
          </table:table-cell>
          <table:table-cell/>
          <table:table-cell office:value-type="float" office:value="15364.5">
            <text:p>15364.5</text:p>
          </table:table-cell>
          <table:table-cell office:value-type="float" office:value="10034574">
            <text:p>10034574</text:p>
          </table:table-cell>
          <table:table-cell office:value-type="float" office:value="87910">
            <text:p>8791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61820">
            <text:p>146182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61820">
            <text:p>146182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953109">
            <text:p>21953109</text:p>
          </table:table-cell>
          <table:table-cell office:value-type="float" office:value="23064252">
            <text:p>23064252</text:p>
          </table:table-cell>
          <table:table-cell office:value-type="float" office:value="10987672">
            <text:p>10987672</text:p>
          </table:table-cell>
          <table:table-cell/>
          <table:table-cell office:value-type="float" office:value="5775308.5">
            <text:p>5775308.5</text:p>
          </table:table-cell>
          <table:table-cell office:value-type="float" office:value="1377630">
            <text:p>1377630</text:p>
          </table:table-cell>
          <table:table-cell office:value-type="float" office:value="10249230">
            <text:p>10249230</text:p>
          </table:table-cell>
          <table:table-cell/>
          <table:table-cell office:value-type="float" office:value="16177800.5">
            <text:p>16177800.5</text:p>
          </table:table-cell>
          <table:table-cell office:value-type="float" office:value="21686622">
            <text:p>21686622</text:p>
          </table:table-cell>
          <table:table-cell office:value-type="float" office:value="738442">
            <text:p>73844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7964881.5">
            <text:p>27964881.5</text:p>
          </table:table-cell>
          <table:table-cell office:value-type="float" office:value="24128304">
            <text:p>24128304</text:p>
          </table:table-cell>
          <table:table-cell office:value-type="float" office:value="40591106">
            <text:p>40591106</text:p>
          </table:table-cell>
          <table:table-cell/>
          <table:table-cell office:value-type="float" office:value="14604845">
            <text:p>14604845</text:p>
          </table:table-cell>
          <table:table-cell office:value-type="float" office:value="1424070">
            <text:p>1424070</text:p>
          </table:table-cell>
          <table:table-cell office:value-type="float" office:value="40026470">
            <text:p>40026470</text:p>
          </table:table-cell>
          <table:table-cell/>
          <table:table-cell office:value-type="float" office:value="13360036.5">
            <text:p>13360036.5</text:p>
          </table:table-cell>
          <table:table-cell office:value-type="float" office:value="22704234">
            <text:p>22704234</text:p>
          </table:table-cell>
          <table:table-cell office:value-type="float" office:value="564636">
            <text:p>56463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4669764.5">
            <text:p>34669764.5</text:p>
          </table:table-cell>
          <table:table-cell office:value-type="float" office:value="24185532">
            <text:p>24185532</text:p>
          </table:table-cell>
          <table:table-cell office:value-type="float" office:value="58149644">
            <text:p>58149644</text:p>
          </table:table-cell>
          <table:table-cell/>
          <table:table-cell office:value-type="float" office:value="22962587">
            <text:p>22962587</text:p>
          </table:table-cell>
          <table:table-cell office:value-type="float" office:value="2996716">
            <text:p>2996716</text:p>
          </table:table-cell>
          <table:table-cell office:value-type="float" office:value="57828916">
            <text:p>57828916</text:p>
          </table:table-cell>
          <table:table-cell/>
          <table:table-cell office:value-type="float" office:value="11707177.5">
            <text:p>11707177.5</text:p>
          </table:table-cell>
          <table:table-cell office:value-type="float" office:value="21188816">
            <text:p>21188816</text:p>
          </table:table-cell>
          <table:table-cell office:value-type="float" office:value="320728">
            <text:p>32072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2334982.5">
            <text:p>72334982.5</text:p>
          </table:table-cell>
          <table:table-cell office:value-type="float" office:value="24725118">
            <text:p>24725118</text:p>
          </table:table-cell>
          <table:table-cell office:value-type="float" office:value="80303744">
            <text:p>80303744</text:p>
          </table:table-cell>
          <table:table-cell/>
          <table:table-cell office:value-type="float" office:value="65072623.5">
            <text:p>65072623.5</text:p>
          </table:table-cell>
          <table:table-cell office:value-type="float" office:value="3856836">
            <text:p>3856836</text:p>
          </table:table-cell>
          <table:table-cell office:value-type="float" office:value="80012604">
            <text:p>80012604</text:p>
          </table:table-cell>
          <table:table-cell/>
          <table:table-cell office:value-type="float" office:value="7262359">
            <text:p>7262359</text:p>
          </table:table-cell>
          <table:table-cell office:value-type="float" office:value="20868282">
            <text:p>20868282</text:p>
          </table:table-cell>
          <table:table-cell office:value-type="float" office:value="291140">
            <text:p>29114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6177766">
            <text:p>146177766</text:p>
          </table:table-cell>
          <table:table-cell office:value-type="float" office:value="23797656">
            <text:p>23797656</text:p>
          </table:table-cell>
          <table:table-cell office:value-type="float" office:value="92378086">
            <text:p>92378086</text:p>
          </table:table-cell>
          <table:table-cell/>
          <table:table-cell office:value-type="float" office:value="139455325">
            <text:p>139455325</text:p>
          </table:table-cell>
          <table:table-cell office:value-type="float" office:value="5585742">
            <text:p>5585742</text:p>
          </table:table-cell>
          <table:table-cell office:value-type="float" office:value="92162702">
            <text:p>92162702</text:p>
          </table:table-cell>
          <table:table-cell/>
          <table:table-cell office:value-type="float" office:value="6722441">
            <text:p>6722441</text:p>
          </table:table-cell>
          <table:table-cell office:value-type="float" office:value="18211914">
            <text:p>18211914</text:p>
          </table:table-cell>
          <table:table-cell office:value-type="float" office:value="215384">
            <text:p>21538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4498968">
            <text:p>184498968</text:p>
          </table:table-cell>
          <table:table-cell office:value-type="float" office:value="23406672">
            <text:p>23406672</text:p>
          </table:table-cell>
          <table:table-cell office:value-type="float" office:value="152278330">
            <text:p>152278330</text:p>
          </table:table-cell>
          <table:table-cell/>
          <table:table-cell office:value-type="float" office:value="179811688.5">
            <text:p>179811688.5</text:p>
          </table:table-cell>
          <table:table-cell office:value-type="float" office:value="7497078">
            <text:p>7497078</text:p>
          </table:table-cell>
          <table:table-cell office:value-type="float" office:value="152106598">
            <text:p>152106598</text:p>
          </table:table-cell>
          <table:table-cell/>
          <table:table-cell office:value-type="float" office:value="4687279.5">
            <text:p>4687279.5</text:p>
          </table:table-cell>
          <table:table-cell office:value-type="float" office:value="15909594">
            <text:p>15909594</text:p>
          </table:table-cell>
          <table:table-cell office:value-type="float" office:value="171732">
            <text:p>17173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69723249">
            <text:p>269723249</text:p>
          </table:table-cell>
          <table:table-cell office:value-type="float" office:value="22867562">
            <text:p>22867562</text:p>
          </table:table-cell>
          <table:table-cell office:value-type="float" office:value="197217882">
            <text:p>197217882</text:p>
          </table:table-cell>
          <table:table-cell/>
          <table:table-cell office:value-type="float" office:value="266831645.5">
            <text:p>266831645.5</text:p>
          </table:table-cell>
          <table:table-cell office:value-type="float" office:value="9103800">
            <text:p>9103800</text:p>
          </table:table-cell>
          <table:table-cell office:value-type="float" office:value="197086000">
            <text:p>197086000</text:p>
          </table:table-cell>
          <table:table-cell/>
          <table:table-cell office:value-type="float" office:value="2891603.5">
            <text:p>2891603.5</text:p>
          </table:table-cell>
          <table:table-cell office:value-type="float" office:value="13763762">
            <text:p>13763762</text:p>
          </table:table-cell>
          <table:table-cell office:value-type="float" office:value="131882">
            <text:p>1318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300938115.5">
            <text:p>300938115.5</text:p>
          </table:table-cell>
          <table:table-cell office:value-type="float" office:value="24960558">
            <text:p>24960558</text:p>
          </table:table-cell>
          <table:table-cell office:value-type="float" office:value="250649548">
            <text:p>250649548</text:p>
          </table:table-cell>
          <table:table-cell/>
          <table:table-cell office:value-type="float" office:value="300901722">
            <text:p>300901722</text:p>
          </table:table-cell>
          <table:table-cell office:value-type="float" office:value="9233528">
            <text:p>9233528</text:p>
          </table:table-cell>
          <table:table-cell office:value-type="float" office:value="250523072">
            <text:p>250523072</text:p>
          </table:table-cell>
          <table:table-cell/>
          <table:table-cell office:value-type="float" office:value="36393.5">
            <text:p>36393.5</text:p>
          </table:table-cell>
          <table:table-cell office:value-type="float" office:value="15727030">
            <text:p>15727030</text:p>
          </table:table-cell>
          <table:table-cell office:value-type="float" office:value="126476">
            <text:p>12647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93450750">
            <text:p>393450750</text:p>
          </table:table-cell>
          <table:table-cell office:value-type="float" office:value="22288700">
            <text:p>22288700</text:p>
          </table:table-cell>
          <table:table-cell office:value-type="float" office:value="363618366">
            <text:p>363618366</text:p>
          </table:table-cell>
          <table:table-cell/>
          <table:table-cell office:value-type="float" office:value="393421868.5">
            <text:p>393421868.5</text:p>
          </table:table-cell>
          <table:table-cell office:value-type="float" office:value="11482084">
            <text:p>11482084</text:p>
          </table:table-cell>
          <table:table-cell office:value-type="float" office:value="363524960">
            <text:p>363524960</text:p>
          </table:table-cell>
          <table:table-cell/>
          <table:table-cell office:value-type="float" office:value="28881.5">
            <text:p>28881.5</text:p>
          </table:table-cell>
          <table:table-cell office:value-type="float" office:value="10806616">
            <text:p>10806616</text:p>
          </table:table-cell>
          <table:table-cell office:value-type="float" office:value="93406">
            <text:p>9340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22319196.5">
            <text:p>422319196.5</text:p>
          </table:table-cell>
          <table:table-cell office:value-type="float" office:value="22234400">
            <text:p>22234400</text:p>
          </table:table-cell>
          <table:table-cell office:value-type="float" office:value="378566704">
            <text:p>378566704</text:p>
          </table:table-cell>
          <table:table-cell/>
          <table:table-cell office:value-type="float" office:value="422296060.5">
            <text:p>422296060.5</text:p>
          </table:table-cell>
          <table:table-cell office:value-type="float" office:value="10125656">
            <text:p>10125656</text:p>
          </table:table-cell>
          <table:table-cell office:value-type="float" office:value="378478016">
            <text:p>378478016</text:p>
          </table:table-cell>
          <table:table-cell/>
          <table:table-cell office:value-type="float" office:value="23136">
            <text:p>23136</text:p>
          </table:table-cell>
          <table:table-cell office:value-type="float" office:value="12108744">
            <text:p>12108744</text:p>
          </table:table-cell>
          <table:table-cell office:value-type="float" office:value="88688">
            <text:p>8868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55241437">
            <text:p>455241437</text:p>
          </table:table-cell>
          <table:table-cell office:value-type="float" office:value="23212280">
            <text:p>23212280</text:p>
          </table:table-cell>
          <table:table-cell office:value-type="float" office:value="398240380">
            <text:p>398240380</text:p>
          </table:table-cell>
          <table:table-cell/>
          <table:table-cell office:value-type="float" office:value="455209423">
            <text:p>455209423</text:p>
          </table:table-cell>
          <table:table-cell office:value-type="float" office:value="10648022">
            <text:p>10648022</text:p>
          </table:table-cell>
          <table:table-cell office:value-type="float" office:value="398159700">
            <text:p>398159700</text:p>
          </table:table-cell>
          <table:table-cell/>
          <table:table-cell office:value-type="float" office:value="32014">
            <text:p>32014</text:p>
          </table:table-cell>
          <table:table-cell office:value-type="float" office:value="12564258">
            <text:p>12564258</text:p>
          </table:table-cell>
          <table:table-cell office:value-type="float" office:value="80680">
            <text:p>8068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607118">
            <text:p>1607118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607118">
            <text:p>160711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028826">
            <text:p>23028826</text:p>
          </table:table-cell>
          <table:table-cell office:value-type="float" office:value="22384332">
            <text:p>22384332</text:p>
          </table:table-cell>
          <table:table-cell office:value-type="float" office:value="11195488">
            <text:p>11195488</text:p>
          </table:table-cell>
          <table:table-cell/>
          <table:table-cell office:value-type="float" office:value="6313638.5">
            <text:p>6313638.5</text:p>
          </table:table-cell>
          <table:table-cell office:value-type="float" office:value="801722">
            <text:p>801722</text:p>
          </table:table-cell>
          <table:table-cell office:value-type="float" office:value="10519020">
            <text:p>10519020</text:p>
          </table:table-cell>
          <table:table-cell/>
          <table:table-cell office:value-type="float" office:value="16715187.5">
            <text:p>16715187.5</text:p>
          </table:table-cell>
          <table:table-cell office:value-type="float" office:value="21582610">
            <text:p>21582610</text:p>
          </table:table-cell>
          <table:table-cell office:value-type="float" office:value="676468">
            <text:p>67646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113331">
            <text:p>26113331</text:p>
          </table:table-cell>
          <table:table-cell office:value-type="float" office:value="25145346">
            <text:p>25145346</text:p>
          </table:table-cell>
          <table:table-cell office:value-type="float" office:value="46377182">
            <text:p>46377182</text:p>
          </table:table-cell>
          <table:table-cell/>
          <table:table-cell office:value-type="float" office:value="11577209.5">
            <text:p>11577209.5</text:p>
          </table:table-cell>
          <table:table-cell office:value-type="float" office:value="3160692">
            <text:p>3160692</text:p>
          </table:table-cell>
          <table:table-cell office:value-type="float" office:value="45807398">
            <text:p>45807398</text:p>
          </table:table-cell>
          <table:table-cell/>
          <table:table-cell office:value-type="float" office:value="14536121.5">
            <text:p>14536121.5</text:p>
          </table:table-cell>
          <table:table-cell office:value-type="float" office:value="21984654">
            <text:p>21984654</text:p>
          </table:table-cell>
          <table:table-cell office:value-type="float" office:value="569784">
            <text:p>56978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124467.5">
            <text:p>50124467.5</text:p>
          </table:table-cell>
          <table:table-cell office:value-type="float" office:value="23856778">
            <text:p>23856778</text:p>
          </table:table-cell>
          <table:table-cell office:value-type="float" office:value="58538174">
            <text:p>58538174</text:p>
          </table:table-cell>
          <table:table-cell/>
          <table:table-cell office:value-type="float" office:value="38121846">
            <text:p>38121846</text:p>
          </table:table-cell>
          <table:table-cell office:value-type="float" office:value="3116294">
            <text:p>3116294</text:p>
          </table:table-cell>
          <table:table-cell office:value-type="float" office:value="58205344">
            <text:p>58205344</text:p>
          </table:table-cell>
          <table:table-cell/>
          <table:table-cell office:value-type="float" office:value="12002621.5">
            <text:p>12002621.5</text:p>
          </table:table-cell>
          <table:table-cell office:value-type="float" office:value="20740484">
            <text:p>20740484</text:p>
          </table:table-cell>
          <table:table-cell office:value-type="float" office:value="332830">
            <text:p>33283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6756769">
            <text:p>116756769</text:p>
          </table:table-cell>
          <table:table-cell office:value-type="float" office:value="26166802">
            <text:p>26166802</text:p>
          </table:table-cell>
          <table:table-cell office:value-type="float" office:value="69712416">
            <text:p>69712416</text:p>
          </table:table-cell>
          <table:table-cell/>
          <table:table-cell office:value-type="float" office:value="110040206">
            <text:p>110040206</text:p>
          </table:table-cell>
          <table:table-cell office:value-type="float" office:value="4386010">
            <text:p>4386010</text:p>
          </table:table-cell>
          <table:table-cell office:value-type="float" office:value="69459148">
            <text:p>69459148</text:p>
          </table:table-cell>
          <table:table-cell/>
          <table:table-cell office:value-type="float" office:value="6716563">
            <text:p>6716563</text:p>
          </table:table-cell>
          <table:table-cell office:value-type="float" office:value="21780792">
            <text:p>21780792</text:p>
          </table:table-cell>
          <table:table-cell office:value-type="float" office:value="253268">
            <text:p>253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6750839">
            <text:p>116750839</text:p>
          </table:table-cell>
          <table:table-cell office:value-type="float" office:value="23956154">
            <text:p>23956154</text:p>
          </table:table-cell>
          <table:table-cell office:value-type="float" office:value="102770832">
            <text:p>102770832</text:p>
          </table:table-cell>
          <table:table-cell/>
          <table:table-cell office:value-type="float" office:value="109287825">
            <text:p>109287825</text:p>
          </table:table-cell>
          <table:table-cell office:value-type="float" office:value="4647470">
            <text:p>4647470</text:p>
          </table:table-cell>
          <table:table-cell office:value-type="float" office:value="102575848">
            <text:p>102575848</text:p>
          </table:table-cell>
          <table:table-cell/>
          <table:table-cell office:value-type="float" office:value="7463014">
            <text:p>7463014</text:p>
          </table:table-cell>
          <table:table-cell office:value-type="float" office:value="19308684">
            <text:p>19308684</text:p>
          </table:table-cell>
          <table:table-cell office:value-type="float" office:value="194984">
            <text:p>19498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6310043">
            <text:p>146310043</text:p>
          </table:table-cell>
          <table:table-cell office:value-type="float" office:value="23805298">
            <text:p>23805298</text:p>
          </table:table-cell>
          <table:table-cell office:value-type="float" office:value="137867248">
            <text:p>137867248</text:p>
          </table:table-cell>
          <table:table-cell/>
          <table:table-cell office:value-type="float" office:value="141919209">
            <text:p>141919209</text:p>
          </table:table-cell>
          <table:table-cell office:value-type="float" office:value="6759926">
            <text:p>6759926</text:p>
          </table:table-cell>
          <table:table-cell office:value-type="float" office:value="137713334">
            <text:p>137713334</text:p>
          </table:table-cell>
          <table:table-cell/>
          <table:table-cell office:value-type="float" office:value="4390834">
            <text:p>4390834</text:p>
          </table:table-cell>
          <table:table-cell office:value-type="float" office:value="17045372">
            <text:p>17045372</text:p>
          </table:table-cell>
          <table:table-cell office:value-type="float" office:value="153914">
            <text:p>15391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5834393">
            <text:p>135834393</text:p>
          </table:table-cell>
          <table:table-cell office:value-type="float" office:value="25270640">
            <text:p>25270640</text:p>
          </table:table-cell>
          <table:table-cell office:value-type="float" office:value="208115914">
            <text:p>208115914</text:p>
          </table:table-cell>
          <table:table-cell/>
          <table:table-cell office:value-type="float" office:value="132108469.5">
            <text:p>132108469.5</text:p>
          </table:table-cell>
          <table:table-cell office:value-type="float" office:value="7274040">
            <text:p>7274040</text:p>
          </table:table-cell>
          <table:table-cell office:value-type="float" office:value="207993874">
            <text:p>207993874</text:p>
          </table:table-cell>
          <table:table-cell/>
          <table:table-cell office:value-type="float" office:value="3725923.5">
            <text:p>3725923.5</text:p>
          </table:table-cell>
          <table:table-cell office:value-type="float" office:value="17996600">
            <text:p>17996600</text:p>
          </table:table-cell>
          <table:table-cell office:value-type="float" office:value="122040">
            <text:p>12204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51650786">
            <text:p>351650786</text:p>
          </table:table-cell>
          <table:table-cell office:value-type="float" office:value="22887092">
            <text:p>22887092</text:p>
          </table:table-cell>
          <table:table-cell office:value-type="float" office:value="247161856">
            <text:p>247161856</text:p>
          </table:table-cell>
          <table:table-cell/>
          <table:table-cell office:value-type="float" office:value="351601245.5">
            <text:p>351601245.5</text:p>
          </table:table-cell>
          <table:table-cell office:value-type="float" office:value="8647092">
            <text:p>8647092</text:p>
          </table:table-cell>
          <table:table-cell office:value-type="float" office:value="247042310">
            <text:p>247042310</text:p>
          </table:table-cell>
          <table:table-cell/>
          <table:table-cell office:value-type="float" office:value="49540.5">
            <text:p>49540.5</text:p>
          </table:table-cell>
          <table:table-cell office:value-type="float" office:value="14240000">
            <text:p>14240000</text:p>
          </table:table-cell>
          <table:table-cell office:value-type="float" office:value="119546">
            <text:p>1195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379405089.5">
            <text:p>379405089.5</text:p>
          </table:table-cell>
          <table:table-cell office:value-type="float" office:value="21295840">
            <text:p>21295840</text:p>
          </table:table-cell>
          <table:table-cell office:value-type="float" office:value="300804940">
            <text:p>300804940</text:p>
          </table:table-cell>
          <table:table-cell/>
          <table:table-cell office:value-type="float" office:value="379373032.5">
            <text:p>379373032.5</text:p>
          </table:table-cell>
          <table:table-cell office:value-type="float" office:value="9700718">
            <text:p>9700718</text:p>
          </table:table-cell>
          <table:table-cell office:value-type="float" office:value="300686938">
            <text:p>300686938</text:p>
          </table:table-cell>
          <table:table-cell/>
          <table:table-cell office:value-type="float" office:value="32057">
            <text:p>32057</text:p>
          </table:table-cell>
          <table:table-cell office:value-type="float" office:value="11595122">
            <text:p>11595122</text:p>
          </table:table-cell>
          <table:table-cell office:value-type="float" office:value="118002">
            <text:p>11800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8968241">
            <text:p>348968241</text:p>
          </table:table-cell>
          <table:table-cell office:value-type="float" office:value="22189752">
            <text:p>22189752</text:p>
          </table:table-cell>
          <table:table-cell office:value-type="float" office:value="421501368">
            <text:p>421501368</text:p>
          </table:table-cell>
          <table:table-cell/>
          <table:table-cell office:value-type="float" office:value="348941391.5">
            <text:p>348941391.5</text:p>
          </table:table-cell>
          <table:table-cell office:value-type="float" office:value="9315176">
            <text:p>9315176</text:p>
          </table:table-cell>
          <table:table-cell office:value-type="float" office:value="421406138">
            <text:p>421406138</text:p>
          </table:table-cell>
          <table:table-cell/>
          <table:table-cell office:value-type="float" office:value="26849.5">
            <text:p>26849.5</text:p>
          </table:table-cell>
          <table:table-cell office:value-type="float" office:value="12874576">
            <text:p>12874576</text:p>
          </table:table-cell>
          <table:table-cell office:value-type="float" office:value="95230">
            <text:p>9523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24054380.5">
            <text:p>424054380.5</text:p>
          </table:table-cell>
          <table:table-cell office:value-type="float" office:value="22844040">
            <text:p>22844040</text:p>
          </table:table-cell>
          <table:table-cell office:value-type="float" office:value="387355648">
            <text:p>387355648</text:p>
          </table:table-cell>
          <table:table-cell/>
          <table:table-cell office:value-type="float" office:value="424034328.5">
            <text:p>424034328.5</text:p>
          </table:table-cell>
          <table:table-cell office:value-type="float" office:value="9722080">
            <text:p>9722080</text:p>
          </table:table-cell>
          <table:table-cell office:value-type="float" office:value="387253838">
            <text:p>387253838</text:p>
          </table:table-cell>
          <table:table-cell/>
          <table:table-cell office:value-type="float" office:value="20052">
            <text:p>20052</text:p>
          </table:table-cell>
          <table:table-cell office:value-type="float" office:value="13121960">
            <text:p>13121960</text:p>
          </table:table-cell>
          <table:table-cell office:value-type="float" office:value="101810">
            <text:p>10181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557428">
            <text:p>1557428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557428">
            <text:p>155742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2302064.5">
            <text:p>22302064.5</text:p>
          </table:table-cell>
          <table:table-cell office:value-type="float" office:value="23004684">
            <text:p>23004684</text:p>
          </table:table-cell>
          <table:table-cell office:value-type="float" office:value="11524238">
            <text:p>11524238</text:p>
          </table:table-cell>
          <table:table-cell/>
          <table:table-cell office:value-type="float" office:value="5624441.5">
            <text:p>5624441.5</text:p>
          </table:table-cell>
          <table:table-cell office:value-type="float" office:value="422434">
            <text:p>422434</text:p>
          </table:table-cell>
          <table:table-cell office:value-type="float" office:value="10852344">
            <text:p>10852344</text:p>
          </table:table-cell>
          <table:table-cell/>
          <table:table-cell office:value-type="float" office:value="16677623">
            <text:p>16677623</text:p>
          </table:table-cell>
          <table:table-cell office:value-type="float" office:value="22582250">
            <text:p>22582250</text:p>
          </table:table-cell>
          <table:table-cell office:value-type="float" office:value="671894">
            <text:p>67189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686483.5">
            <text:p>27686483.5</text:p>
          </table:table-cell>
          <table:table-cell office:value-type="float" office:value="22788298">
            <text:p>22788298</text:p>
          </table:table-cell>
          <table:table-cell office:value-type="float" office:value="38004748">
            <text:p>38004748</text:p>
          </table:table-cell>
          <table:table-cell/>
          <table:table-cell office:value-type="float" office:value="11235061.5">
            <text:p>11235061.5</text:p>
          </table:table-cell>
          <table:table-cell office:value-type="float" office:value="912546">
            <text:p>912546</text:p>
          </table:table-cell>
          <table:table-cell office:value-type="float" office:value="37615806">
            <text:p>37615806</text:p>
          </table:table-cell>
          <table:table-cell/>
          <table:table-cell office:value-type="float" office:value="16451422">
            <text:p>16451422</text:p>
          </table:table-cell>
          <table:table-cell office:value-type="float" office:value="21875752">
            <text:p>21875752</text:p>
          </table:table-cell>
          <table:table-cell office:value-type="float" office:value="388942">
            <text:p>38894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1483344">
            <text:p>41483344</text:p>
          </table:table-cell>
          <table:table-cell office:value-type="float" office:value="24613704">
            <text:p>24613704</text:p>
          </table:table-cell>
          <table:table-cell office:value-type="float" office:value="55130110">
            <text:p>55130110</text:p>
          </table:table-cell>
          <table:table-cell/>
          <table:table-cell office:value-type="float" office:value="27642682">
            <text:p>27642682</text:p>
          </table:table-cell>
          <table:table-cell office:value-type="float" office:value="4623334">
            <text:p>4623334</text:p>
          </table:table-cell>
          <table:table-cell office:value-type="float" office:value="54742812">
            <text:p>54742812</text:p>
          </table:table-cell>
          <table:table-cell/>
          <table:table-cell office:value-type="float" office:value="13840662">
            <text:p>13840662</text:p>
          </table:table-cell>
          <table:table-cell office:value-type="float" office:value="19990370">
            <text:p>19990370</text:p>
          </table:table-cell>
          <table:table-cell office:value-type="float" office:value="387298">
            <text:p>38729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9396669">
            <text:p>109396669</text:p>
          </table:table-cell>
          <table:table-cell office:value-type="float" office:value="24572418">
            <text:p>24572418</text:p>
          </table:table-cell>
          <table:table-cell office:value-type="float" office:value="76399380">
            <text:p>76399380</text:p>
          </table:table-cell>
          <table:table-cell/>
          <table:table-cell office:value-type="float" office:value="101994437">
            <text:p>101994437</text:p>
          </table:table-cell>
          <table:table-cell office:value-type="float" office:value="5298978">
            <text:p>5298978</text:p>
          </table:table-cell>
          <table:table-cell office:value-type="float" office:value="76118584">
            <text:p>76118584</text:p>
          </table:table-cell>
          <table:table-cell/>
          <table:table-cell office:value-type="float" office:value="7402232">
            <text:p>7402232</text:p>
          </table:table-cell>
          <table:table-cell office:value-type="float" office:value="19273440">
            <text:p>19273440</text:p>
          </table:table-cell>
          <table:table-cell office:value-type="float" office:value="280796">
            <text:p>28079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6113508">
            <text:p>126113508</text:p>
          </table:table-cell>
          <table:table-cell office:value-type="float" office:value="25283744">
            <text:p>25283744</text:p>
          </table:table-cell>
          <table:table-cell office:value-type="float" office:value="88227926">
            <text:p>88227926</text:p>
          </table:table-cell>
          <table:table-cell/>
          <table:table-cell office:value-type="float" office:value="119361832.5">
            <text:p>119361832.5</text:p>
          </table:table-cell>
          <table:table-cell office:value-type="float" office:value="4653066">
            <text:p>4653066</text:p>
          </table:table-cell>
          <table:table-cell office:value-type="float" office:value="88029130">
            <text:p>88029130</text:p>
          </table:table-cell>
          <table:table-cell/>
          <table:table-cell office:value-type="float" office:value="6751675.5">
            <text:p>6751675.5</text:p>
          </table:table-cell>
          <table:table-cell office:value-type="float" office:value="20630678">
            <text:p>20630678</text:p>
          </table:table-cell>
          <table:table-cell office:value-type="float" office:value="198796">
            <text:p>19879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7347714">
            <text:p>187347714</text:p>
          </table:table-cell>
          <table:table-cell office:value-type="float" office:value="26713160">
            <text:p>26713160</text:p>
          </table:table-cell>
          <table:table-cell office:value-type="float" office:value="149187718">
            <text:p>149187718</text:p>
          </table:table-cell>
          <table:table-cell/>
          <table:table-cell office:value-type="float" office:value="182459732.5">
            <text:p>182459732.5</text:p>
          </table:table-cell>
          <table:table-cell office:value-type="float" office:value="7333982">
            <text:p>7333982</text:p>
          </table:table-cell>
          <table:table-cell office:value-type="float" office:value="149034152">
            <text:p>149034152</text:p>
          </table:table-cell>
          <table:table-cell/>
          <table:table-cell office:value-type="float" office:value="4887981.5">
            <text:p>4887981.5</text:p>
          </table:table-cell>
          <table:table-cell office:value-type="float" office:value="19379178">
            <text:p>19379178</text:p>
          </table:table-cell>
          <table:table-cell office:value-type="float" office:value="153566">
            <text:p>15356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4801154.5">
            <text:p>184801154.5</text:p>
          </table:table-cell>
          <table:table-cell office:value-type="float" office:value="23803908">
            <text:p>23803908</text:p>
          </table:table-cell>
          <table:table-cell office:value-type="float" office:value="183503422">
            <text:p>183503422</text:p>
          </table:table-cell>
          <table:table-cell/>
          <table:table-cell office:value-type="float" office:value="180706244">
            <text:p>180706244</text:p>
          </table:table-cell>
          <table:table-cell office:value-type="float" office:value="7175728">
            <text:p>7175728</text:p>
          </table:table-cell>
          <table:table-cell office:value-type="float" office:value="183374812">
            <text:p>183374812</text:p>
          </table:table-cell>
          <table:table-cell/>
          <table:table-cell office:value-type="float" office:value="4094910.5">
            <text:p>4094910.5</text:p>
          </table:table-cell>
          <table:table-cell office:value-type="float" office:value="16628180">
            <text:p>16628180</text:p>
          </table:table-cell>
          <table:table-cell office:value-type="float" office:value="128610">
            <text:p>12861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74925567">
            <text:p>374925567</text:p>
          </table:table-cell>
          <table:table-cell office:value-type="float" office:value="25306872">
            <text:p>25306872</text:p>
          </table:table-cell>
          <table:table-cell office:value-type="float" office:value="281870128">
            <text:p>281870128</text:p>
          </table:table-cell>
          <table:table-cell/>
          <table:table-cell office:value-type="float" office:value="374887633.5">
            <text:p>374887633.5</text:p>
          </table:table-cell>
          <table:table-cell office:value-type="float" office:value="8136482">
            <text:p>8136482</text:p>
          </table:table-cell>
          <table:table-cell office:value-type="float" office:value="281756386">
            <text:p>281756386</text:p>
          </table:table-cell>
          <table:table-cell/>
          <table:table-cell office:value-type="float" office:value="37933.5">
            <text:p>37933.5</text:p>
          </table:table-cell>
          <table:table-cell office:value-type="float" office:value="17170390">
            <text:p>17170390</text:p>
          </table:table-cell>
          <table:table-cell office:value-type="float" office:value="113742">
            <text:p>11374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1838705">
            <text:p>391838705</text:p>
          </table:table-cell>
          <table:table-cell office:value-type="float" office:value="24541872">
            <text:p>24541872</text:p>
          </table:table-cell>
          <table:table-cell office:value-type="float" office:value="329685198">
            <text:p>329685198</text:p>
          </table:table-cell>
          <table:table-cell/>
          <table:table-cell office:value-type="float" office:value="391807024.5">
            <text:p>391807024.5</text:p>
          </table:table-cell>
          <table:table-cell office:value-type="float" office:value="9302268">
            <text:p>9302268</text:p>
          </table:table-cell>
          <table:table-cell office:value-type="float" office:value="329575974">
            <text:p>329575974</text:p>
          </table:table-cell>
          <table:table-cell/>
          <table:table-cell office:value-type="float" office:value="31680.5">
            <text:p>31680.5</text:p>
          </table:table-cell>
          <table:table-cell office:value-type="float" office:value="15239604">
            <text:p>15239604</text:p>
          </table:table-cell>
          <table:table-cell office:value-type="float" office:value="109224">
            <text:p>1092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92294019">
            <text:p>392294019</text:p>
          </table:table-cell>
          <table:table-cell office:value-type="float" office:value="24683590">
            <text:p>24683590</text:p>
          </table:table-cell>
          <table:table-cell office:value-type="float" office:value="356352128">
            <text:p>356352128</text:p>
          </table:table-cell>
          <table:table-cell/>
          <table:table-cell office:value-type="float" office:value="392273239">
            <text:p>392273239</text:p>
          </table:table-cell>
          <table:table-cell office:value-type="float" office:value="9664726">
            <text:p>9664726</text:p>
          </table:table-cell>
          <table:table-cell office:value-type="float" office:value="356210924">
            <text:p>356210924</text:p>
          </table:table-cell>
          <table:table-cell/>
          <table:table-cell office:value-type="float" office:value="20780">
            <text:p>20780</text:p>
          </table:table-cell>
          <table:table-cell office:value-type="float" office:value="15018864">
            <text:p>15018864</text:p>
          </table:table-cell>
          <table:table-cell office:value-type="float" office:value="141204">
            <text:p>14120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0559251.5">
            <text:p>400559251.5</text:p>
          </table:table-cell>
          <table:table-cell office:value-type="float" office:value="26484662">
            <text:p>26484662</text:p>
          </table:table-cell>
          <table:table-cell office:value-type="float" office:value="373355828">
            <text:p>373355828</text:p>
          </table:table-cell>
          <table:table-cell/>
          <table:table-cell office:value-type="float" office:value="400541113.5">
            <text:p>400541113.5</text:p>
          </table:table-cell>
          <table:table-cell office:value-type="float" office:value="10329458">
            <text:p>10329458</text:p>
          </table:table-cell>
          <table:table-cell office:value-type="float" office:value="373259136">
            <text:p>373259136</text:p>
          </table:table-cell>
          <table:table-cell/>
          <table:table-cell office:value-type="float" office:value="18138">
            <text:p>18138</text:p>
          </table:table-cell>
          <table:table-cell office:value-type="float" office:value="16155204">
            <text:p>16155204</text:p>
          </table:table-cell>
          <table:table-cell office:value-type="float" office:value="96692">
            <text:p>9669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54902">
            <text:p>165490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54902">
            <text:p>16549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349489.5">
            <text:p>21349489.5</text:p>
          </table:table-cell>
          <table:table-cell office:value-type="float" office:value="22688880">
            <text:p>22688880</text:p>
          </table:table-cell>
          <table:table-cell office:value-type="float" office:value="10620702">
            <text:p>10620702</text:p>
          </table:table-cell>
          <table:table-cell/>
          <table:table-cell office:value-type="float" office:value="4137554">
            <text:p>4137554</text:p>
          </table:table-cell>
          <table:table-cell office:value-type="float" office:value="646010">
            <text:p>646010</text:p>
          </table:table-cell>
          <table:table-cell office:value-type="float" office:value="9993352">
            <text:p>9993352</text:p>
          </table:table-cell>
          <table:table-cell/>
          <table:table-cell office:value-type="float" office:value="17211935.5">
            <text:p>17211935.5</text:p>
          </table:table-cell>
          <table:table-cell office:value-type="float" office:value="22042870">
            <text:p>22042870</text:p>
          </table:table-cell>
          <table:table-cell office:value-type="float" office:value="627350">
            <text:p>6273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8406620.5">
            <text:p>28406620.5</text:p>
          </table:table-cell>
          <table:table-cell office:value-type="float" office:value="24401512">
            <text:p>24401512</text:p>
          </table:table-cell>
          <table:table-cell office:value-type="float" office:value="43748668">
            <text:p>43748668</text:p>
          </table:table-cell>
          <table:table-cell/>
          <table:table-cell office:value-type="float" office:value="11677518.5">
            <text:p>11677518.5</text:p>
          </table:table-cell>
          <table:table-cell office:value-type="float" office:value="2600160">
            <text:p>2600160</text:p>
          </table:table-cell>
          <table:table-cell office:value-type="float" office:value="43161698">
            <text:p>43161698</text:p>
          </table:table-cell>
          <table:table-cell/>
          <table:table-cell office:value-type="float" office:value="16729102">
            <text:p>16729102</text:p>
          </table:table-cell>
          <table:table-cell office:value-type="float" office:value="21801352">
            <text:p>21801352</text:p>
          </table:table-cell>
          <table:table-cell office:value-type="float" office:value="586970">
            <text:p>58697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557241.5">
            <text:p>48557241.5</text:p>
          </table:table-cell>
          <table:table-cell office:value-type="float" office:value="23375828">
            <text:p>23375828</text:p>
          </table:table-cell>
          <table:table-cell office:value-type="float" office:value="54027166">
            <text:p>54027166</text:p>
          </table:table-cell>
          <table:table-cell/>
          <table:table-cell office:value-type="float" office:value="35368441">
            <text:p>35368441</text:p>
          </table:table-cell>
          <table:table-cell office:value-type="float" office:value="2516862">
            <text:p>2516862</text:p>
          </table:table-cell>
          <table:table-cell office:value-type="float" office:value="53682098">
            <text:p>53682098</text:p>
          </table:table-cell>
          <table:table-cell/>
          <table:table-cell office:value-type="float" office:value="13188800.5">
            <text:p>13188800.5</text:p>
          </table:table-cell>
          <table:table-cell office:value-type="float" office:value="20858966">
            <text:p>20858966</text:p>
          </table:table-cell>
          <table:table-cell office:value-type="float" office:value="345068">
            <text:p>34506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13232591.5">
            <text:p>113232591.5</text:p>
          </table:table-cell>
          <table:table-cell office:value-type="float" office:value="25741564">
            <text:p>25741564</text:p>
          </table:table-cell>
          <table:table-cell office:value-type="float" office:value="77306656">
            <text:p>77306656</text:p>
          </table:table-cell>
          <table:table-cell/>
          <table:table-cell office:value-type="float" office:value="105879974.5">
            <text:p>105879974.5</text:p>
          </table:table-cell>
          <table:table-cell office:value-type="float" office:value="4295864">
            <text:p>4295864</text:p>
          </table:table-cell>
          <table:table-cell office:value-type="float" office:value="77048910">
            <text:p>77048910</text:p>
          </table:table-cell>
          <table:table-cell/>
          <table:table-cell office:value-type="float" office:value="7352617">
            <text:p>7352617</text:p>
          </table:table-cell>
          <table:table-cell office:value-type="float" office:value="21445700">
            <text:p>21445700</text:p>
          </table:table-cell>
          <table:table-cell office:value-type="float" office:value="257746">
            <text:p>25774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7864528">
            <text:p>107864528</text:p>
          </table:table-cell>
          <table:table-cell office:value-type="float" office:value="23622388">
            <text:p>23622388</text:p>
          </table:table-cell>
          <table:table-cell office:value-type="float" office:value="73891690">
            <text:p>73891690</text:p>
          </table:table-cell>
          <table:table-cell/>
          <table:table-cell office:value-type="float" office:value="100153582.5">
            <text:p>100153582.5</text:p>
          </table:table-cell>
          <table:table-cell office:value-type="float" office:value="4045466">
            <text:p>4045466</text:p>
          </table:table-cell>
          <table:table-cell office:value-type="float" office:value="73674100">
            <text:p>73674100</text:p>
          </table:table-cell>
          <table:table-cell/>
          <table:table-cell office:value-type="float" office:value="7710945.5">
            <text:p>7710945.5</text:p>
          </table:table-cell>
          <table:table-cell office:value-type="float" office:value="19576922">
            <text:p>19576922</text:p>
          </table:table-cell>
          <table:table-cell office:value-type="float" office:value="217590">
            <text:p>21759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8926263">
            <text:p>168926263</text:p>
          </table:table-cell>
          <table:table-cell office:value-type="float" office:value="27316720">
            <text:p>27316720</text:p>
          </table:table-cell>
          <table:table-cell office:value-type="float" office:value="148730806">
            <text:p>148730806</text:p>
          </table:table-cell>
          <table:table-cell/>
          <table:table-cell office:value-type="float" office:value="163979198.5">
            <text:p>163979198.5</text:p>
          </table:table-cell>
          <table:table-cell office:value-type="float" office:value="5366830">
            <text:p>5366830</text:p>
          </table:table-cell>
          <table:table-cell office:value-type="float" office:value="148566566">
            <text:p>148566566</text:p>
          </table:table-cell>
          <table:table-cell/>
          <table:table-cell office:value-type="float" office:value="4947064.5">
            <text:p>4947064.5</text:p>
          </table:table-cell>
          <table:table-cell office:value-type="float" office:value="21949890">
            <text:p>21949890</text:p>
          </table:table-cell>
          <table:table-cell office:value-type="float" office:value="164240">
            <text:p>16424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1997652.5">
            <text:p>191997652.5</text:p>
          </table:table-cell>
          <table:table-cell office:value-type="float" office:value="23609698">
            <text:p>23609698</text:p>
          </table:table-cell>
          <table:table-cell office:value-type="float" office:value="221136974">
            <text:p>221136974</text:p>
          </table:table-cell>
          <table:table-cell/>
          <table:table-cell office:value-type="float" office:value="188038349.5">
            <text:p>188038349.5</text:p>
          </table:table-cell>
          <table:table-cell office:value-type="float" office:value="6322592">
            <text:p>6322592</text:p>
          </table:table-cell>
          <table:table-cell office:value-type="float" office:value="221013900">
            <text:p>221013900</text:p>
          </table:table-cell>
          <table:table-cell/>
          <table:table-cell office:value-type="float" office:value="3959303">
            <text:p>3959303</text:p>
          </table:table-cell>
          <table:table-cell office:value-type="float" office:value="17287106">
            <text:p>17287106</text:p>
          </table:table-cell>
          <table:table-cell office:value-type="float" office:value="123074">
            <text:p>12307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70193534.5">
            <text:p>470193534.5</text:p>
          </table:table-cell>
          <table:table-cell office:value-type="float" office:value="23335428">
            <text:p>23335428</text:p>
          </table:table-cell>
          <table:table-cell office:value-type="float" office:value="236176492">
            <text:p>236176492</text:p>
          </table:table-cell>
          <table:table-cell/>
          <table:table-cell office:value-type="float" office:value="470137960">
            <text:p>470137960</text:p>
          </table:table-cell>
          <table:table-cell office:value-type="float" office:value="6811516">
            <text:p>6811516</text:p>
          </table:table-cell>
          <table:table-cell office:value-type="float" office:value="236047644">
            <text:p>236047644</text:p>
          </table:table-cell>
          <table:table-cell/>
          <table:table-cell office:value-type="float" office:value="55574.5">
            <text:p>55574.5</text:p>
          </table:table-cell>
          <table:table-cell office:value-type="float" office:value="16523912">
            <text:p>16523912</text:p>
          </table:table-cell>
          <table:table-cell office:value-type="float" office:value="128848">
            <text:p>12884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95253688">
            <text:p>595253688</text:p>
          </table:table-cell>
          <table:table-cell office:value-type="float" office:value="22754272">
            <text:p>22754272</text:p>
          </table:table-cell>
          <table:table-cell office:value-type="float" office:value="298803576">
            <text:p>298803576</text:p>
          </table:table-cell>
          <table:table-cell/>
          <table:table-cell office:value-type="float" office:value="595210396.5">
            <text:p>595210396.5</text:p>
          </table:table-cell>
          <table:table-cell office:value-type="float" office:value="7287788">
            <text:p>7287788</text:p>
          </table:table-cell>
          <table:table-cell office:value-type="float" office:value="298689730">
            <text:p>298689730</text:p>
          </table:table-cell>
          <table:table-cell/>
          <table:table-cell office:value-type="float" office:value="43291.5">
            <text:p>43291.5</text:p>
          </table:table-cell>
          <table:table-cell office:value-type="float" office:value="15466484">
            <text:p>15466484</text:p>
          </table:table-cell>
          <table:table-cell office:value-type="float" office:value="113846">
            <text:p>11384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27584337">
            <text:p>527584337</text:p>
          </table:table-cell>
          <table:table-cell office:value-type="float" office:value="22870882">
            <text:p>22870882</text:p>
          </table:table-cell>
          <table:table-cell office:value-type="float" office:value="438539516">
            <text:p>438539516</text:p>
          </table:table-cell>
          <table:table-cell/>
          <table:table-cell office:value-type="float" office:value="527546853">
            <text:p>527546853</text:p>
          </table:table-cell>
          <table:table-cell office:value-type="float" office:value="8358312">
            <text:p>8358312</text:p>
          </table:table-cell>
          <table:table-cell office:value-type="float" office:value="438467302">
            <text:p>438467302</text:p>
          </table:table-cell>
          <table:table-cell/>
          <table:table-cell office:value-type="float" office:value="37484">
            <text:p>37484</text:p>
          </table:table-cell>
          <table:table-cell office:value-type="float" office:value="14512570">
            <text:p>14512570</text:p>
          </table:table-cell>
          <table:table-cell office:value-type="float" office:value="72214">
            <text:p>722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30673060">
            <text:p>430673060</text:p>
          </table:table-cell>
          <table:table-cell office:value-type="float" office:value="23667906">
            <text:p>23667906</text:p>
          </table:table-cell>
          <table:table-cell office:value-type="float" office:value="365437956">
            <text:p>365437956</text:p>
          </table:table-cell>
          <table:table-cell/>
          <table:table-cell office:value-type="float" office:value="430649973">
            <text:p>430649973</text:p>
          </table:table-cell>
          <table:table-cell office:value-type="float" office:value="8614484">
            <text:p>8614484</text:p>
          </table:table-cell>
          <table:table-cell office:value-type="float" office:value="365332966">
            <text:p>365332966</text:p>
          </table:table-cell>
          <table:table-cell/>
          <table:table-cell office:value-type="float" office:value="23087">
            <text:p>23087</text:p>
          </table:table-cell>
          <table:table-cell office:value-type="float" office:value="15053422">
            <text:p>15053422</text:p>
          </table:table-cell>
          <table:table-cell office:value-type="float" office:value="104990">
            <text:p>10499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6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5T16:30:03.72</dc:date>
    <meta:editing-duration>PT36H57M03S</meta:editing-duration>
    <meta:editing-cycles>83</meta:editing-cycles>
    <meta:generator>OpenOffice.org/3.2$Win32 OpenOffice.org_project/320m12$Build-9483</meta:generator>
    <meta:document-statistic meta:table-count="7" meta:cell-count="1125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1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8cm">
          <chart:axis chart:dimension="x" chart:name="primary-x" chart:style-name="ch5">
            <chart:title svg:x="6.724cm" svg:y="8.284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57cm" svg:height="11.136cm" xlink:href=".." chart:class="chart:line" chart:style-name="ch1">
        <chart:legend chart:legend-position="end" svg:x="13.524cm" svg:y="4.463cm" chart:style-name="ch2"/>
        <chart:plot-area chart:style-name="ch3" table:cell-range-address="Sheet7.K3:Sheet7.M3 Sheet7.K16:Sheet7.M27" chart:data-source-has-labels="row" svg:x="0.355cm" svg:y="0.222cm" svg:width="12.815cm" svg:height="10.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7.K16:Sheet7.K27" chart:label-cell-address="Sheet7.K3:Sheet7.K3" chart:class="chart:line">
            <chart:data-point chart:repeated="12"/>
          </chart:series>
          <chart:series chart:style-name="ch8" chart:values-cell-range-address="Sheet7.L16:Sheet7.L27" chart:label-cell-address="Sheet7.L3:Sheet7.L3" chart:class="chart:line">
            <chart:data-point chart:repeated="12"/>
          </chart:series>
          <chart:series chart:style-name="ch9" chart:values-cell-range-address="Sheet7.M16:Sheet7.M27" chart:label-cell-address="Sheet7.M3:Sheet7.M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7.K3:Sheet7.K3">CohortReadWriteMutex wps</text:p>
              </table:table-cell>
              <table:table-cell office:value-type="string">
                <text:p text:id="Sheet7.L3:Sheet7.L3">SlimReadWriteLock wps</text:p>
              </table:table-cell>
              <table:table-cell office:value-type="string">
                <text:p text:id="Sheet7.M3:Sheet7.M3">UltraFastReadWriteMutex w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786006">
                <text:p text:id="Sheet7.K16:Sheet7.K27">37786006</text:p>
              </table:table-cell>
              <table:table-cell office:value-type="float" office:value="50351944">
                <text:p text:id="Sheet7.L16:Sheet7.L27">50351944</text:p>
              </table:table-cell>
              <table:table-cell office:value-type="float" office:value="2688032">
                <text:p text:id="Sheet7.M16:Sheet7.M27">2688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13382">
                <text:p>18313382</text:p>
              </table:table-cell>
              <table:table-cell office:value-type="float" office:value="11632758">
                <text:p>11632758</text:p>
              </table:table-cell>
              <table:table-cell office:value-type="float" office:value="1045040">
                <text:p>10450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9911">
                <text:p>4889911</text:p>
              </table:table-cell>
              <table:table-cell office:value-type="float" office:value="3672774">
                <text:p>3672774</text:p>
              </table:table-cell>
              <table:table-cell office:value-type="float" office:value="954120">
                <text:p>954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5561.5">
                <text:p>4565561.5</text:p>
              </table:table-cell>
              <table:table-cell office:value-type="float" office:value="1581098">
                <text:p>1581098</text:p>
              </table:table-cell>
              <table:table-cell office:value-type="float" office:value="526102">
                <text:p>526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5659.5">
                <text:p>3285659.5</text:p>
              </table:table-cell>
              <table:table-cell office:value-type="float" office:value="640908">
                <text:p>640908</text:p>
              </table:table-cell>
              <table:table-cell office:value-type="float" office:value="463888">
                <text:p>46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14672">
                <text:p>3814672</text:p>
              </table:table-cell>
              <table:table-cell office:value-type="float" office:value="322604">
                <text:p>322604</text:p>
              </table:table-cell>
              <table:table-cell office:value-type="float" office:value="324026">
                <text:p>324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9674.5">
                <text:p>3189674.5</text:p>
              </table:table-cell>
              <table:table-cell office:value-type="float" office:value="250750">
                <text:p>250750</text:p>
              </table:table-cell>
              <table:table-cell office:value-type="float" office:value="213486">
                <text:p>213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9625">
                <text:p>2729625</text:p>
              </table:table-cell>
              <table:table-cell office:value-type="float" office:value="400168">
                <text:p>400168</text:p>
              </table:table-cell>
              <table:table-cell office:value-type="float" office:value="173620">
                <text:p>1736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2.5">
                <text:p>4192.5</text:p>
              </table:table-cell>
              <table:table-cell office:value-type="float" office:value="225784">
                <text:p>225784</text:p>
              </table:table-cell>
              <table:table-cell office:value-type="float" office:value="106388">
                <text:p>106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7.5">
                <text:p>3357.5</text:p>
              </table:table-cell>
              <table:table-cell office:value-type="float" office:value="757398">
                <text:p>757398</text:p>
              </table:table-cell>
              <table:table-cell office:value-type="float" office:value="88104">
                <text:p>88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4">
                <text:p>2604</text:p>
              </table:table-cell>
              <table:table-cell office:value-type="float" office:value="552422">
                <text:p>552422</text:p>
              </table:table-cell>
              <table:table-cell office:value-type="float" office:value="97350">
                <text:p>97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1">
                <text:p>1851</text:p>
              </table:table-cell>
              <table:table-cell office:value-type="float" office:value="152002">
                <text:p>152002</text:p>
              </table:table-cell>
              <table:table-cell office:value-type="float" office:value="87920">
                <text:p>8792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